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Mono" svg:font-family="'Droid Sans Mono', 'Courier New', monospace, 'Droid Sans Fallback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16.889cm" fo:margin-left="-0.217cm" style:page-number="auto" table:align="left"/>
    </style:style>
    <style:style style:name="Tabela1.A" style:family="table-column">
      <style:table-column-properties style:column-width="6.951cm"/>
    </style:style>
    <style:style style:name="Tabela1.B" style:family="table-column">
      <style:table-column-properties style:column-width="9.938cm"/>
    </style:style>
    <style:style style:name="Tabela1.1" style:family="table-row">
      <style:table-row-properties style:row-height="3cm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ela1.2" style:family="table-row">
      <style:table-row-properties style:row-height="1.3cm" style:use-optimal-row-height="false"/>
    </style:style>
    <style:style style:name="Tabela1.A2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ela1.3" style:family="table-row">
      <style:table-row-properties style:row-height="1.224cm" style:use-optimal-row-height="false"/>
    </style:style>
    <style:style style:name="Tabela1.4" style:family="table-row">
      <style:table-row-properties style:row-height="1.284cm" style:use-optimal-row-height="false"/>
    </style:style>
    <style:style style:name="Tabela1.A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5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none" style:writing-mode="lr-tb"/>
    </style:style>
    <style:style style:name="Tabela1.B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Tabela1.6" style:family="table-row">
      <style:table-row-properties style:row-height="1.064cm" style:use-optimal-row-height="false"/>
    </style:style>
    <style:style style:name="Tabela1.A6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ela1.B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top="0.212cm" fo:margin-bottom="0.212cm" loext:contextual-spacing="false" fo:text-align="center" style:justify-single-word="false" fo:break-before="page"/>
    </style:style>
    <style:style style:name="P2" style:family="paragraph" style:parent-style-name="Standard">
      <style:paragraph-properties fo:margin-top="0.212cm" fo:margin-bottom="0.212cm" loext:contextual-spacing="false"/>
    </style:style>
    <style:style style:name="P3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Liberation Serif" fo:font-size="14pt" style:font-size-asian="14pt" style:font-name-complex="Times New Roman" style:font-size-complex="14pt"/>
    </style:style>
    <style:style style:name="P4" style:family="paragraph" style:parent-style-name="Akapit_20_z_20_listą">
      <style:paragraph-properties fo:margin-left="0cm" fo:margin-right="0cm" fo:margin-top="0.212cm" fo:margin-bottom="0.212cm" loext:contextual-spacing="false" fo:text-align="center" style:justify-single-word="false" fo:text-indent="0cm" style:auto-text-indent="false">
        <style:tab-stops/>
      </style:paragraph-properties>
    </style:style>
    <style:style style:name="P5" style:family="paragraph" style:parent-style-name="Akapit_20_z_20_listą">
      <style:paragraph-properties fo:margin-left="0cm" fo:margin-right="0cm" fo:margin-top="0.212cm" fo:margin-bottom="0.212cm" loext:contextual-spacing="false" fo:text-indent="0cm" style:auto-text-indent="false">
        <style:tab-stops/>
      </style:paragraph-properties>
      <style:text-properties style:font-name="Liberation Serif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style:font-size-asian="10pt" style:font-name-complex="Times New Roman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2b4565" officeooo:paragraph-rsid="002b4565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33b21f" officeooo:paragraph-rsid="0033b21f" style:font-size-asian="20pt" style:font-weight-asian="bold" style:font-name-complex="Times New Roman" style:font-size-complex="20pt"/>
    </style:style>
    <style:style style:name="P9" style:family="paragraph" style:parent-style-name="Standard">
      <style:paragraph-properties style:line-height-at-least="0.503cm"/>
      <style:text-properties fo:color="#000000" officeooo:paragraph-rsid="00302096" fo:background-color="#ffffff"/>
    </style:style>
    <style:style style:name="P10" style:family="paragraph" style:parent-style-name="Standard">
      <style:paragraph-properties style:line-height-at-least="0.503cm"/>
      <style:text-properties fo:color="#000000" style:font-name="Liberation Serif" fo:font-size="10pt" fo:font-weight="bold" officeooo:rsid="00302096" officeooo:paragraph-rsid="00302096" fo:background-color="#ffffff" style:font-size-asian="10pt" style:font-weight-asian="bold" style:font-size-complex="10pt" style:font-weight-complex="bold"/>
    </style:style>
    <style:style style:name="P11" style:family="paragraph" style:parent-style-name="Standard">
      <style:paragraph-properties style:line-height-at-least="0.503cm"/>
      <style:text-properties fo:color="#000000" style:font-name="Liberation Serif" fo:font-size="10pt" fo:font-weight="normal" officeooo:rsid="0031a391" officeooo:paragraph-rsid="0031a391" fo:background-color="#fffff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00%"/>
      <style:text-properties fo:color="#000000" style:font-name="Liberation Serif" fo:font-size="11pt" fo:font-weight="bold" officeooo:rsid="0032de61" officeooo:paragraph-rsid="0032de61" fo:background-color="#ffffff" style:font-size-asian="9.60000038146973pt" style:font-weight-asian="bold" style:font-size-complex="11pt" style:font-weight-complex="bold"/>
    </style:style>
    <style:style style:name="P13" style:family="paragraph" style:parent-style-name="Normalny">
      <style:text-properties style:font-name="Liberation Serif"/>
    </style:style>
    <style:style style:name="P14" style:family="paragraph" style:parent-style-name="Normalny">
      <style:text-properties style:font-name="Liberation Serif" fo:font-weight="bold" officeooo:rsid="00231e30" officeooo:paragraph-rsid="00231e30" style:font-weight-asian="bold" style:font-weight-complex="bold"/>
    </style:style>
    <style:style style:name="P15" style:family="paragraph" style:parent-style-name="Normalny">
      <style:text-properties style:font-name="Liberation Serif" fo:font-size="11pt" fo:font-weight="bold" officeooo:rsid="002b4565" officeooo:paragraph-rsid="002b4565" style:font-size-asian="11pt" style:font-weight-asian="bold" style:font-size-complex="11pt" style:font-weight-complex="bold"/>
    </style:style>
    <style:style style:name="P16" style:family="paragraph" style:parent-style-name="Normalny">
      <style:text-properties style:font-name="Liberation Serif" fo:font-size="10pt" fo:font-weight="bold" officeooo:rsid="002b4565" officeooo:paragraph-rsid="002b4565" style:font-size-asian="10pt" style:font-weight-asian="bold" style:font-size-complex="10pt" style:font-weight-complex="bold"/>
    </style:style>
    <style:style style:name="P17" style:family="paragraph" style:parent-style-name="Normalny">
      <style:text-properties officeooo:paragraph-rsid="0033b21f"/>
    </style:style>
    <style:style style:name="P18" style:family="paragraph" style:parent-style-name="Text_20_body">
      <style:paragraph-properties fo:margin-top="0cm" fo:margin-bottom="0cm" loext:contextual-spacing="false"/>
      <style:text-properties style:font-name="Liberation Serif" officeooo:paragraph-rsid="00231e30"/>
    </style:style>
    <style:style style:name="P19" style:family="paragraph" style:parent-style-name="Normalny">
      <style:paragraph-properties fo:margin-top="0cm" fo:margin-bottom="0cm" loext:contextual-spacing="false"/>
      <style:text-properties style:font-name="Liberation Serif" fo:font-size="10pt" fo:font-weight="normal" officeooo:rsid="002b4565" officeooo:paragraph-rsid="0033b21f" style:font-weight-asian="normal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Liberation Serif" fo:font-size="10pt" fo:letter-spacing="normal" fo:font-style="normal" fo:font-weight="bold" officeooo:rsid="002fc547" officeooo:paragraph-rsid="002fc547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Liberation Serif" fo:font-size="11pt" fo:font-weight="normal" officeooo:rsid="0032de61" officeooo:paragraph-rsid="0032de61" fo:background-color="#ffffff" style:font-size-asian="9.60000038146973pt" style:font-weight-asian="normal" style:font-size-complex="11pt" style:font-weight-complex="normal"/>
    </style:style>
    <style:style style:name="P22" style:family="paragraph" style:parent-style-name="Normalny">
      <style:paragraph-properties fo:margin-top="0cm" fo:margin-bottom="0.353cm" loext:contextual-spacing="false" fo:line-height="115%" fo:text-align="justify" style:justify-single-word="false"/>
      <style:text-properties officeooo:paragraph-rsid="0033b21f"/>
    </style:style>
    <style:style style:name="P23" style:family="paragraph" style:parent-style-name="Normalny">
      <style:paragraph-properties fo:margin-top="0cm" fo:margin-bottom="0.353cm" loext:contextual-spacing="false" fo:line-height="115%"/>
      <style:text-properties officeooo:paragraph-rsid="0033b21f"/>
    </style:style>
    <style:style style:name="P24" style:family="paragraph" style:parent-style-name="Normalny">
      <style:text-properties style:font-name="Liberation Serif" fo:font-size="11pt" fo:font-weight="bold" officeooo:rsid="002b4565" officeooo:paragraph-rsid="0035ded5" style:font-size-asian="11pt" style:font-weight-asian="bold" style:font-size-complex="11pt" style:font-weight-complex="bold"/>
    </style:style>
    <style:style style:name="P25" style:family="paragraph" style:parent-style-name="Normalny">
      <style:text-properties style:font-name="Liberation Serif" fo:font-size="11pt" fo:font-weight="bold" officeooo:rsid="002b4565" officeooo:paragraph-rsid="00365416" style:font-size-asian="11pt" style:font-weight-asian="bold" style:font-size-complex="11pt" style:font-weight-complex="bold"/>
    </style:style>
    <style:style style:name="P26" style:family="paragraph" style:parent-style-name="Normalny">
      <style:text-properties style:font-name="Liberation Serif" fo:font-size="11pt" fo:font-weight="bold" officeooo:rsid="002b4565" officeooo:paragraph-rsid="00382832" style:font-size-asian="11pt" style:font-weight-asian="bold" style:font-size-complex="11pt" style:font-weight-complex="bold"/>
    </style:style>
    <style:style style:name="P27" style:family="paragraph" style:parent-style-name="Normalny">
      <style:paragraph-properties fo:margin-top="0cm" fo:margin-bottom="0cm" loext:contextual-spacing="false"/>
      <style:text-properties style:font-name="Liberation Serif" fo:font-size="10pt" fo:font-weight="normal" officeooo:rsid="002b4565" officeooo:paragraph-rsid="0033b21f" style:font-weight-asian="normal" style:font-weight-complex="normal"/>
    </style:style>
    <style:style style:name="P28" style:family="paragraph" style:parent-style-name="Normalny" style:list-style-name="L4">
      <style:paragraph-properties fo:margin-top="0cm" fo:margin-bottom="0cm" loext:contextual-spacing="false"/>
      <style:text-properties style:font-name="Liberation Serif" fo:font-size="10pt" fo:font-weight="normal" officeooo:rsid="0035ded5" officeooo:paragraph-rsid="0035ded5" style:font-size-asian="8.75pt" style:font-weight-asian="normal" style:font-size-complex="10pt" style:font-weight-complex="normal"/>
    </style:style>
    <style:style style:name="P29" style:family="paragraph" style:parent-style-name="Normalny">
      <style:paragraph-properties fo:margin-top="0cm" fo:margin-bottom="0cm" loext:contextual-spacing="false"/>
      <style:text-properties style:font-name="Liberation Serif" fo:font-size="10pt" fo:font-weight="normal" officeooo:rsid="00365416" officeooo:paragraph-rsid="00365416" style:font-size-asian="8.75pt" style:font-weight-asian="normal" style:font-size-complex="10pt" style:font-weight-complex="normal"/>
    </style:style>
    <style:style style:name="P30" style:family="paragraph" style:parent-style-name="Normalny">
      <style:paragraph-properties fo:margin-top="0cm" fo:margin-bottom="0cm" loext:contextual-spacing="false"/>
      <style:text-properties style:font-name="Liberation Serif" fo:font-size="10pt" fo:font-weight="normal" officeooo:rsid="00365416" officeooo:paragraph-rsid="00382832" style:font-size-asian="8.75pt" style:font-weight-asian="normal" style:font-size-complex="10pt" style:font-weight-complex="normal"/>
    </style:style>
    <style:style style:name="P31" style:family="paragraph" style:parent-style-name="Normalny">
      <style:paragraph-properties fo:margin-top="0cm" fo:margin-bottom="0cm" loext:contextual-spacing="false"/>
      <style:text-properties style:font-name="Liberation Serif" fo:font-size="10pt" fo:font-weight="normal" officeooo:rsid="00382832" officeooo:paragraph-rsid="00382832" style:font-size-asian="8.75pt" style:font-weight-asian="normal" style:font-size-complex="10pt" style:font-weight-complex="normal"/>
    </style:style>
    <style:style style:name="P32" style:family="paragraph" style:parent-style-name="Normalny" style:list-style-name="L8">
      <style:paragraph-properties fo:margin-top="0cm" fo:margin-bottom="0cm" loext:contextual-spacing="false"/>
      <style:text-properties style:font-name="Liberation Serif" fo:font-size="10pt" fo:font-weight="normal" officeooo:rsid="00382832" officeooo:paragraph-rsid="00382832" style:font-size-asian="8.75pt" style:font-weight-asian="normal" style:font-size-complex="10pt" style:font-weight-complex="normal"/>
    </style:style>
    <style:style style:name="P33" style:family="paragraph" style:parent-style-name="Normalny">
      <style:paragraph-properties fo:margin-top="0cm" fo:margin-bottom="0cm" loext:contextual-spacing="false"/>
      <style:text-properties style:font-name="Liberation Serif" fo:font-size="10pt" fo:font-weight="bold" officeooo:paragraph-rsid="002c35fb" style:font-size-asian="8.75pt" style:font-size-complex="10pt"/>
    </style:style>
    <style:style style:name="P34" style:family="paragraph" style:parent-style-name="Normalny">
      <style:paragraph-properties fo:margin-top="0cm" fo:margin-bottom="0cm" loext:contextual-spacing="false"/>
      <style:text-properties style:font-name="Liberation Serif" fo:font-size="10pt" fo:font-weight="bold" officeooo:paragraph-rsid="0035ded5" style:font-size-asian="8.75pt" style:font-size-complex="10pt"/>
    </style:style>
    <style:style style:name="P35" style:family="paragraph" style:parent-style-name="Normalny">
      <style:paragraph-properties fo:margin-top="0cm" fo:margin-bottom="0cm" loext:contextual-spacing="false"/>
      <style:text-properties style:font-name="Liberation Serif" fo:font-size="10pt" fo:font-weight="bold" officeooo:paragraph-rsid="00365416" style:font-size-asian="8.75pt" style:font-size-complex="10pt"/>
    </style:style>
    <style:style style:name="P36" style:family="paragraph" style:parent-style-name="Normalny">
      <style:paragraph-properties fo:margin-top="0cm" fo:margin-bottom="0cm" loext:contextual-spacing="false"/>
      <style:text-properties style:font-name="Liberation Serif" fo:font-size="10pt" fo:font-weight="bold" officeooo:paragraph-rsid="00382832" style:font-size-asian="8.75pt" style:font-size-complex="10pt"/>
    </style:style>
    <style:style style:name="P37" style:family="paragraph" style:parent-style-name="Text_20_body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font-variant="normal" fo:text-transform="none" fo:color="#000000" style:font-name="Liberation Serif" fo:font-size="10pt" fo:letter-spacing="normal" fo:font-style="normal" fo:font-weight="bold" officeooo:rsid="002fc547" officeooo:paragraph-rsid="0035ded5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color="#000000" style:font-name="Liberation Serif" fo:font-size="10pt" fo:font-weight="bold" officeooo:rsid="002fc547" officeooo:paragraph-rsid="00382832" fo:background-color="#ffffff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color="#000000" style:font-name="Liberation Serif" fo:font-size="10pt" fo:font-weight="bold" officeooo:rsid="00382832" officeooo:paragraph-rsid="00382832" fo:background-color="#ffffff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color="#000000" style:font-name="Liberation Serif" fo:font-size="10pt" fo:font-weight="bold" officeooo:paragraph-rsid="00396b8c" fo:background-color="#ffffff" style:font-size-asian="10pt" style:font-size-complex="10pt"/>
    </style:style>
    <style:style style:name="P41" style:family="paragraph" style:parent-style-name="Text_20_body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color="#000000" style:font-name="Ubuntu Mono" fo:font-size="9pt" fo:font-weight="bold" officeooo:rsid="00382832" officeooo:paragraph-rsid="00382832" fo:background-color="#ffffff" style:font-size-asian="9pt" style:font-weight-asian="bold" style:font-size-complex="9pt" style:font-weight-complex="bold"/>
    </style:style>
    <style:style style:name="P42" style:family="paragraph" style:parent-style-name="Text_20_body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style:font-name="Liberation Serif" fo:font-size="10pt" fo:font-weight="bold" officeooo:rsid="002fc547" officeooo:paragraph-rsid="0035ded5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style:font-name="Liberation Serif" fo:font-size="10pt" fo:font-weight="bold" officeooo:rsid="002fc547" officeooo:paragraph-rsid="00365416" style:font-size-asian="10pt" style:font-weight-asian="bold" style:font-size-complex="10pt" style:font-weight-complex="bold"/>
    </style:style>
    <style:style style:name="P44" style:family="paragraph" style:parent-style-name="Standard">
      <style:paragraph-properties style:line-height-at-least="0.503cm"/>
      <style:text-properties fo:color="#000000" style:font-name="Liberation Serif" fo:font-size="10pt" fo:font-weight="normal" officeooo:rsid="0031a391" officeooo:paragraph-rsid="0031a391" fo:background-color="#ffffff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style:line-height-at-least="0.503cm"/>
      <style:text-properties fo:color="#000000" style:font-name="Liberation Serif" fo:font-size="10pt" fo:font-weight="normal" officeooo:rsid="0031a391" officeooo:paragraph-rsid="0035ded5" fo:background-color="#ffffff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style:line-height-at-least="0.503cm"/>
      <style:text-properties fo:color="#000000" style:font-name="Liberation Serif" fo:font-size="10pt" fo:font-weight="normal" officeooo:rsid="0031a391" officeooo:paragraph-rsid="00382832" fo:background-color="#ffffff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style:line-height-at-least="0.503cm"/>
      <style:text-properties fo:color="#000000" style:font-name="Liberation Serif" fo:font-size="10pt" fo:font-weight="normal" officeooo:rsid="0031a391" officeooo:paragraph-rsid="003b1880" fo:background-color="#ffffff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style:line-height-at-least="0.503cm"/>
      <style:text-properties fo:color="#000000" style:font-name="Liberation Serif" fo:font-size="10pt" fo:font-weight="normal" officeooo:rsid="0035ded5" officeooo:paragraph-rsid="0035ded5" fo:background-color="#ffffff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50" style:family="paragraph" style:parent-style-name="Standard">
      <style:paragraph-properties style:line-height-at-least="0.503cm"/>
      <style:text-properties fo:color="#000000" fo:background-color="#ffffff"/>
    </style:style>
    <style:style style:name="P51" style:family="paragraph" style:parent-style-name="Standard">
      <style:paragraph-properties style:line-height-at-least="0.503cm"/>
      <style:text-properties fo:color="#000000" officeooo:paragraph-rsid="0035ded5" fo:background-color="#ffffff"/>
    </style:style>
    <style:style style:name="P52" style:family="paragraph" style:parent-style-name="Standard">
      <style:paragraph-properties style:line-height-at-least="0.503cm"/>
      <style:text-properties fo:color="#000000" style:font-name="Ubuntu Mono" fo:font-size="9pt" fo:font-weight="normal" fo:background-color="#ffffff" style:font-size-asian="9pt" style:font-size-complex="9pt"/>
    </style:style>
    <style:style style:name="P53" style:family="paragraph" style:parent-style-name="Standard">
      <style:paragraph-properties style:line-height-at-least="0.503cm"/>
      <style:text-properties fo:color="#000000" style:font-name="Ubuntu Mono" fo:font-size="9pt" fo:font-weight="normal" officeooo:rsid="0035ded5" officeooo:paragraph-rsid="0035ded5" fo:background-color="#ffffff" style:font-size-asian="9pt" style:font-size-complex="9pt"/>
    </style:style>
    <style:style style:name="P54" style:family="paragraph" style:parent-style-name="Standard">
      <style:paragraph-properties style:line-height-at-least="0.503cm"/>
      <style:text-properties fo:color="#000000" style:font-name="Ubuntu Mono" fo:font-size="9pt" fo:font-weight="normal" officeooo:rsid="0035ded5" officeooo:paragraph-rsid="00365416" fo:background-color="#ffffff" style:font-size-asian="9pt" style:font-size-complex="9pt"/>
    </style:style>
    <style:style style:name="P55" style:family="paragraph" style:parent-style-name="Standard">
      <style:paragraph-properties style:line-height-at-least="0.503cm"/>
      <style:text-properties fo:color="#000000" style:font-name="Ubuntu Mono" fo:font-size="9pt" fo:font-weight="normal" officeooo:rsid="00382832" officeooo:paragraph-rsid="00382832" fo:background-color="#ffffff" style:font-size-asian="9pt" style:font-size-complex="9pt"/>
    </style:style>
    <style:style style:name="P56" style:family="paragraph" style:parent-style-name="Standard">
      <style:paragraph-properties style:line-height-at-least="0.503cm"/>
      <style:text-properties fo:color="#000000" style:font-name="Ubuntu Mono" fo:font-size="9pt" fo:font-weight="normal" officeooo:rsid="00382832" officeooo:paragraph-rsid="003b1880" fo:background-color="#ffffff" style:font-size-asian="9pt" style:font-size-complex="9pt"/>
    </style:style>
    <style:style style:name="P57" style:family="paragraph" style:parent-style-name="Standard">
      <style:paragraph-properties style:line-height-at-least="0.503cm"/>
      <style:text-properties fo:color="#000000" style:font-name="Ubuntu Mono" fo:font-size="9pt" fo:font-weight="normal" fo:background-color="#ffffff" style:font-size-asian="9pt" style:font-weight-asian="normal" style:font-size-complex="9pt" style:font-weight-complex="normal"/>
    </style:style>
    <style:style style:name="P58" style:family="paragraph" style:parent-style-name="Standard">
      <style:paragraph-properties style:line-height-at-least="0.503cm"/>
      <style:text-properties fo:color="#000000" style:font-name="Ubuntu Mono" fo:font-size="9pt" fo:font-weight="normal" officeooo:paragraph-rsid="0035ded5" fo:background-color="#ffffff" style:font-size-asian="9pt" style:font-weight-asian="normal" style:font-size-complex="9pt" style:font-weight-complex="normal"/>
    </style:style>
    <style:style style:name="P59" style:family="paragraph" style:parent-style-name="Standard">
      <style:text-properties fo:color="#000000" style:font-name="Ubuntu Mono" fo:font-size="9pt" fo:font-weight="normal" officeooo:rsid="002b4565" officeooo:paragraph-rsid="002b4565" fo:background-color="#ffffff" style:font-size-asian="9pt" style:font-weight-asian="bold" style:font-size-complex="9pt" style:font-weight-complex="bold"/>
    </style:style>
    <style:style style:name="P60" style:family="paragraph" style:parent-style-name="Standard">
      <style:paragraph-properties style:line-height-at-least="0.503cm"/>
      <style:text-properties fo:color="#000000" style:font-name="Ubuntu Mono" fo:font-size="9pt" fo:background-color="#ffffff" style:font-size-asian="9pt" style:font-size-complex="9pt"/>
    </style:style>
    <style:style style:name="P61" style:family="paragraph" style:parent-style-name="Standard">
      <style:paragraph-properties style:line-height-at-least="0.503cm"/>
      <style:text-properties fo:color="#000000" style:font-name="Ubuntu Mono" fo:font-size="9pt" fo:font-weight="bold" officeooo:rsid="00365416" officeooo:paragraph-rsid="00365416" fo:background-color="#ffffff" style:font-size-asian="9pt" style:font-weight-asian="bold" style:font-size-complex="9pt" style:font-weight-complex="bold"/>
    </style:style>
    <style:style style:name="P62" style:family="paragraph" style:parent-style-name="Standard">
      <style:paragraph-properties style:line-height-at-least="0.503cm"/>
      <style:text-properties fo:color="#000000" style:font-name="Ubuntu Mono" fo:font-size="9pt" fo:font-weight="bold" officeooo:rsid="003b1880" officeooo:paragraph-rsid="003b1880" fo:background-color="#ffffff" style:font-size-asian="9pt" style:font-weight-asian="bold" style:font-size-complex="9pt" style:font-weight-complex="bold"/>
    </style:style>
    <style:style style:name="P63" style:family="paragraph" style:parent-style-name="Standard" style:list-style-name="L7">
      <style:paragraph-properties style:line-height-at-least="0.503cm" fo:text-align="justify" style:justify-single-word="false"/>
      <style:text-properties fo:color="#000000" style:font-name="Liberation Serif" fo:font-size="10pt" fo:font-weight="normal" officeooo:rsid="00365416" officeooo:paragraph-rsid="00365416" fo:background-color="#ffffff" style:font-size-asian="8.75pt" style:font-size-complex="10pt"/>
    </style:style>
    <style:style style:name="P64" style:family="paragraph" style:parent-style-name="Standard">
      <style:paragraph-properties style:line-height-at-least="0.503cm"/>
      <style:text-properties officeooo:paragraph-rsid="0035ded5"/>
    </style:style>
    <style:style style:name="P65" style:family="paragraph" style:parent-style-name="Standard">
      <style:paragraph-properties style:line-height-at-least="0.503cm"/>
      <style:text-properties officeooo:paragraph-rsid="00365416"/>
    </style:style>
    <style:style style:name="P66" style:family="paragraph" style:parent-style-name="Standard">
      <style:paragraph-properties style:line-height-at-least="0.503cm"/>
      <style:text-properties officeooo:paragraph-rsid="00382832"/>
    </style:style>
    <style:style style:name="P67" style:family="paragraph" style:parent-style-name="Standard">
      <style:paragraph-properties style:line-height-at-least="0.503cm"/>
      <style:text-properties officeooo:paragraph-rsid="003b1880"/>
    </style:style>
    <style:style style:name="P68" style:family="paragraph" style:parent-style-name="Standard">
      <style:paragraph-properties style:line-height-at-least="0.503cm"/>
      <style:text-properties style:font-name="Ubuntu Mono" fo:font-size="9pt" style:font-size-asian="9pt" style:font-size-complex="9pt"/>
    </style:style>
    <style:style style:name="P69" style:family="paragraph" style:parent-style-name="Standard">
      <style:paragraph-properties style:line-height-at-least="0.503cm"/>
      <style:text-properties style:font-name="Ubuntu Mono" fo:font-size="9pt" fo:font-weight="normal" style:font-size-asian="9pt" style:font-weight-asian="normal" style:font-size-complex="9pt" style:font-weight-complex="normal"/>
    </style:style>
    <style:style style:name="P70" style:family="paragraph" style:parent-style-name="Standard">
      <style:paragraph-properties style:line-height-at-least="0.503cm"/>
      <style:text-properties officeooo:rsid="0035ded5" officeooo:paragraph-rsid="0035ded5"/>
    </style:style>
    <style:style style:name="P71" style:family="paragraph" style:parent-style-name="Standard">
      <style:paragraph-properties style:line-height-at-least="0.503cm"/>
      <style:text-properties officeooo:rsid="0035ded5" officeooo:paragraph-rsid="00365416"/>
    </style:style>
    <style:style style:name="P72" style:family="paragraph" style:parent-style-name="Standard">
      <style:paragraph-properties style:line-height-at-least="0.503cm"/>
      <style:text-properties officeooo:rsid="0035ded5" officeooo:paragraph-rsid="00382832"/>
    </style:style>
    <style:style style:name="P73" style:family="paragraph" style:parent-style-name="Standard">
      <style:paragraph-properties style:line-height-at-least="0.503cm"/>
      <style:text-properties fo:font-weight="bold" officeooo:rsid="0035ded5" officeooo:paragraph-rsid="0035ded5" style:font-weight-asian="bold" style:font-weight-complex="bold"/>
    </style:style>
    <style:style style:name="P74" style:family="paragraph" style:parent-style-name="Standard">
      <style:paragraph-properties style:line-height-at-least="0.503cm"/>
      <style:text-properties fo:font-weight="bold" officeooo:rsid="0035ded5" officeooo:paragraph-rsid="00365416" style:font-weight-asian="bold" style:font-weight-complex="bold"/>
    </style:style>
    <style:style style:name="P75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 style:font-size-asian="9pt" style:font-size-complex="9pt"/>
    </style:style>
    <style:style style:name="P76" style:family="paragraph" style:parent-style-name="Standard">
      <style:paragraph-properties style:line-height-at-least="0.503cm"/>
      <style:text-properties officeooo:rsid="00365416" officeooo:paragraph-rsid="00365416"/>
    </style:style>
    <style:style style:name="P77" style:family="paragraph" style:parent-style-name="Standard">
      <style:paragraph-properties style:line-height-at-least="0.503cm"/>
      <style:text-properties fo:color="#0000ff" style:font-name="Ubuntu Mono" fo:font-size="9pt" fo:font-weight="normal" fo:background-color="#ffffff" style:font-size-asian="9pt" style:font-size-complex="9pt"/>
    </style:style>
    <style:style style:name="P78" style:family="paragraph" style:parent-style-name="Standard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color="#000000" style:font-name="Droid Sans Mono" fo:font-size="10.5pt" fo:font-weight="normal" officeooo:paragraph-rsid="00382832" fo:background-color="#ffffff"/>
    </style:style>
    <style:style style:name="P79" style:family="paragraph" style:parent-style-name="Standard">
      <style:paragraph-properties fo:margin-top="0cm" fo:margin-bottom="0cm" loext:contextual-spacing="false" fo:text-align="justify" style:justify-single-word="false" fo:orphans="2" fo:widows="2" fo:padding="0cm" fo:border="none"/>
      <style:text-properties fo:color="#000000" style:font-name="Ubuntu Mono" fo:font-size="9pt" fo:font-weight="normal" officeooo:paragraph-rsid="002fc547" fo:background-color="#ffffff" style:font-size-asian="9pt" style:font-size-complex="9pt"/>
    </style:style>
    <style:style style:name="P80" style:family="paragraph" style:parent-style-name="Standard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color="#000000" style:font-name="Ubuntu Mono" fo:font-size="9pt" fo:font-weight="normal" officeooo:paragraph-rsid="00382832" fo:background-color="#ffffff" style:font-size-asian="9pt" style:font-size-complex="9pt"/>
    </style:style>
    <style:style style:name="P81" style:family="paragraph" style:parent-style-name="Standard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color="#000000" style:font-name="Ubuntu Mono" fo:font-size="9pt" fo:font-weight="normal" officeooo:rsid="002fc547" officeooo:paragraph-rsid="0035ded5" fo:background-color="#ffffff" style:font-size-asian="9pt" style:font-weight-asian="bold" style:font-size-complex="9pt" style:font-weight-complex="bold"/>
    </style:style>
    <style:style style:name="P82" style:family="paragraph" style:parent-style-name="Standard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color="#000000" style:font-name="Ubuntu Mono" fo:font-size="9pt" fo:font-weight="normal" officeooo:rsid="002fc547" officeooo:paragraph-rsid="00382832" fo:background-color="#ffffff" style:font-size-asian="9pt" style:font-weight-asian="bold" style:font-size-complex="9pt" style:font-weight-complex="bold"/>
    </style:style>
    <style:style style:name="P83" style:family="paragraph" style:parent-style-name="Standard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color="#000000" style:font-name="Ubuntu Mono" fo:font-size="9pt" fo:font-weight="normal" officeooo:rsid="00382832" officeooo:paragraph-rsid="00382832" fo:background-color="#ffffff" style:font-size-asian="9pt" style:font-weight-asian="bold" style:font-size-complex="9pt" style:font-weight-complex="bold"/>
    </style:style>
    <style:style style:name="P84" style:family="paragraph" style:parent-style-name="Standard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color="#000000" style:font-name="Liberation Serif" fo:font-size="10pt" fo:font-weight="bold" officeooo:rsid="002fc547" officeooo:paragraph-rsid="00382832" fo:background-color="#ffffff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color="#000000" style:font-name="Liberation Serif" fo:font-size="10pt" fo:font-weight="normal" officeooo:rsid="003b1880" officeooo:paragraph-rsid="003b1880" fo:background-color="#ffffff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font-weight="normal" officeooo:rsid="003b1880" officeooo:paragraph-rsid="003b1880" style:font-weight-asian="normal" style:font-weight-complex="normal"/>
    </style:style>
    <style:style style:name="P87" style:family="paragraph" style:parent-style-name="Standard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font-variant="normal" fo:text-transform="none" fo:color="#000000" style:font-name="Ubuntu Mono" fo:font-size="9pt" fo:letter-spacing="normal" fo:font-style="normal" fo:font-weight="normal" officeooo:rsid="002fc547" officeooo:paragraph-rsid="0035ded5" fo:background-color="#ffffff" style:font-size-asian="9pt" style:font-weight-asian="bold" style:font-size-complex="9pt" style:font-weight-complex="bold"/>
    </style:style>
    <style:style style:name="P88" style:family="paragraph" style:parent-style-name="Standard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officeooo:paragraph-rsid="003b1880"/>
    </style:style>
    <style:style style:name="P89" style:family="paragraph" style:parent-style-name="Standard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officeooo:rsid="003b1880" officeooo:paragraph-rsid="003b1880"/>
    </style:style>
    <style:style style:name="P90" style:family="paragraph" style:parent-style-name="Standard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font-weight="bold" officeooo:rsid="003b1880" officeooo:paragraph-rsid="003b1880" style:font-weight-asian="bold" style:font-weight-complex="bold"/>
    </style:style>
    <style:style style:name="P91" style:family="paragraph" style:parent-style-name="Standard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font-size="11pt" fo:font-weight="bold" officeooo:rsid="003b1880" officeooo:paragraph-rsid="003b1880" style:font-size-asian="9.60000038146973pt" style:font-weight-asian="bold" style:font-size-complex="11pt" style:font-weight-complex="bold"/>
    </style:style>
    <style:style style:name="P92" style:family="paragraph" style:parent-style-name="Standard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font-size="10pt" fo:font-weight="normal" officeooo:rsid="003b1880" officeooo:paragraph-rsid="003b1880" style:font-size-asian="8.75pt" style:font-weight-asian="normal" style:font-size-complex="10pt" style:font-weight-complex="normal"/>
    </style:style>
    <style:style style:name="P93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T1" style:family="text">
      <style:text-properties fo:font-variant="normal" fo:text-transform="none" fo:color="#000000" fo:font-size="11pt" fo:letter-spacing="normal" fo:font-style="normal" style:text-underline-style="none" fo:font-weight="normal" officeooo:rsid="000ccc3f" style:font-size-asian="11pt" style:font-weight-asian="normal" style:font-size-complex="11pt" style:font-weight-complex="normal"/>
    </style:style>
    <style:style style:name="T2" style:family="text">
      <style:text-properties fo:font-variant="normal" fo:text-transform="none" fo:color="#000000" style:font-name="Liberation Serif" fo:font-size="10pt" fo:letter-spacing="normal" fo:font-style="normal" fo:font-weight="normal" fo:background-color="#ffffff" loext:char-shading-value="0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000000" style:font-name="Liberation Serif" fo:font-size="10pt" fo:letter-spacing="normal" fo:font-style="normal" fo:font-weight="normal" officeooo:rsid="002fc547" fo:background-color="#ffffff" loext:char-shading-value="0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000000" style:font-name="Liberation Serif" fo:font-size="10pt" fo:letter-spacing="normal" fo:font-style="normal" fo:font-weight="normal" officeooo:rsid="0035ded5" fo:background-color="#ffffff" loext:char-shading-value="0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000000" style:font-name="Liberation Serif" fo:font-size="10pt" fo:letter-spacing="normal" fo:font-style="normal" fo:font-weight="normal" officeooo:rsid="003b1880" fo:background-color="#ffffff" loext:char-shading-value="0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0000" style:font-name="Liberation Serif" fo:font-size="10pt" fo:letter-spacing="normal" fo:font-style="normal" fo:background-color="#ffffff" loext:char-shading-value="0" style:font-size-asian="10pt" style:font-size-complex="10pt"/>
    </style:style>
    <style:style style:name="T7" style:family="text">
      <style:text-properties fo:font-variant="normal" fo:text-transform="none" fo:color="#000000" style:font-name="Liberation Serif" fo:font-size="10pt" fo:letter-spacing="normal" fo:font-style="normal" officeooo:rsid="0035ded5" fo:background-color="#ffffff" loext:char-shading-value="0" style:font-size-asian="10pt" style:font-size-complex="10pt"/>
    </style:style>
    <style:style style:name="T8" style:family="text">
      <style:text-properties fo:font-variant="normal" fo:text-transform="none" fo:color="#000000" style:font-name="Liberation Serif" fo:letter-spacing="normal" fo:font-style="normal" fo:background-color="#ffffff" loext:char-shading-value="0"/>
    </style:style>
    <style:style style:name="T9" style:family="text">
      <style:text-properties fo:font-variant="normal" fo:text-transform="none" fo:color="#000000" fo:letter-spacing="normal" fo:font-style="normal" fo:background-color="#ffffff" loext:char-shading-value="0"/>
    </style:style>
    <style:style style:name="T10" style:family="text">
      <style:text-properties fo:font-variant="normal" fo:text-transform="none" fo:color="#000000" fo:letter-spacing="normal" fo:font-style="normal" officeooo:rsid="0035ded5" fo:background-color="#ffffff" loext:char-shading-value="0"/>
    </style:style>
    <style:style style:name="T11" style:family="text">
      <style:text-properties fo:font-variant="normal" fo:text-transform="none" style:font-name="Liberation Serif" fo:font-size="10pt" fo:letter-spacing="normal" fo:font-style="normal" fo:font-weight="bold" officeooo:rsid="002fc547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style:font-name="Liberation Serif" fo:font-size="10pt" fo:letter-spacing="normal" fo:font-style="normal" fo:font-weight="bold" officeooo:rsid="0035ded5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a31515" style:font-name="Ubuntu Mono" fo:font-size="9pt" fo:letter-spacing="normal" fo:font-style="normal" fo:font-weight="normal" officeooo:rsid="002fc547" style:font-size-asian="9pt" style:font-weight-asian="bold" style:font-size-complex="9pt" style:font-weight-complex="bold"/>
    </style:style>
    <style:style style:name="T14" style:family="text">
      <style:text-properties fo:font-variant="normal" fo:text-transform="none" fo:color="#a31515" fo:letter-spacing="normal" fo:font-style="normal"/>
    </style:style>
    <style:style style:name="T15" style:family="text">
      <style:text-properties fo:font-variant="normal" fo:text-transform="none" fo:color="#a31515" fo:letter-spacing="normal" fo:font-style="normal" officeooo:rsid="0035ded5"/>
    </style:style>
    <style:style style:name="T16" style:family="text">
      <style:text-properties fo:font-variant="normal" fo:text-transform="none" fo:color="#a31515" fo:letter-spacing="normal" fo:font-style="normal" officeooo:rsid="00382832" style:font-weight-asian="normal" style:font-weight-complex="normal"/>
    </style:style>
    <style:style style:name="T17" style:family="text">
      <style:text-properties fo:font-variant="normal" fo:text-transform="none" fo:color="#0000ff" fo:letter-spacing="normal" fo:font-style="normal"/>
    </style:style>
    <style:style style:name="T18" style:family="text">
      <style:text-properties fo:font-variant="normal" fo:text-transform="none" fo:color="#0000ff" fo:letter-spacing="normal" fo:font-style="normal" officeooo:rsid="0035ded5"/>
    </style:style>
    <style:style style:name="T19" style:family="text">
      <style:text-properties fo:font-variant="normal" fo:text-transform="none" fo:color="#0000ff" fo:letter-spacing="normal" fo:font-style="normal" officeooo:rsid="00382832" style:font-weight-asian="normal" style:font-weight-complex="normal"/>
    </style:style>
    <style:style style:name="T20" style:family="text">
      <style:text-properties fo:font-variant="normal" fo:text-transform="none" fo:letter-spacing="normal" fo:font-style="normal"/>
    </style:style>
    <style:style style:name="T21" style:family="text">
      <style:text-properties fo:font-variant="normal" fo:text-transform="none" fo:letter-spacing="normal" fo:font-style="normal" officeooo:rsid="0035ded5"/>
    </style:style>
    <style:style style:name="T22" style:family="text">
      <style:text-properties fo:font-variant="normal" fo:text-transform="none" fo:letter-spacing="normal" fo:font-style="normal" officeooo:rsid="00382832"/>
    </style:style>
    <style:style style:name="T23" style:family="text">
      <style:text-properties fo:font-variant="normal" fo:text-transform="none" fo:letter-spacing="normal" fo:font-style="normal" style:font-weight-asian="normal" style:font-weight-complex="normal"/>
    </style:style>
    <style:style style:name="T24" style:family="text">
      <style:text-properties fo:font-variant="normal" fo:text-transform="none" fo:letter-spacing="normal" fo:font-style="normal" officeooo:rsid="00382832" style:font-weight-asian="normal" style:font-weight-complex="normal"/>
    </style:style>
    <style:style style:name="T25" style:family="text">
      <style:text-properties fo:font-variant="normal" fo:text-transform="none" fo:letter-spacing="normal" fo:font-style="normal" officeooo:rsid="00396b8c" style:font-weight-asian="normal" style:font-weight-complex="normal"/>
    </style:style>
    <style:style style:name="T26" style:family="text">
      <style:text-properties fo:font-variant="normal" fo:text-transform="none" fo:letter-spacing="normal" fo:font-style="normal" officeooo:rsid="002fc547" style:font-weight-asian="normal" style:font-weight-complex="normal"/>
    </style:style>
    <style:style style:name="T27" style:family="text">
      <style:text-properties style:font-name="Liberation Serif" fo:font-size="18pt" style:font-size-asian="18pt" style:font-name-complex="Times New Roman" style:font-size-complex="18pt"/>
    </style:style>
    <style:style style:name="T28" style:family="text">
      <style:text-properties style:font-name="Liberation Serif" fo:font-size="18pt" fo:font-weight="bold" style:font-size-asian="18pt" style:font-weight-asian="bold" style:font-name-complex="Times New Roman" style:font-size-complex="18pt"/>
    </style:style>
    <style:style style:name="T29" style:family="text">
      <style:text-properties style:font-name="Liberation Serif" fo:font-size="14pt" style:font-size-asian="14pt"/>
    </style:style>
    <style:style style:name="T30" style:family="text">
      <style:text-properties style:font-name="Liberation Serif" fo:font-size="14pt" style:font-size-asian="14pt" style:font-name-complex="Times New Roman" style:font-size-complex="14pt"/>
    </style:style>
    <style:style style:name="T31" style:family="text">
      <style:text-properties style:font-name="Liberation Serif" fo:font-size="14pt" fo:font-weight="bold" style:font-size-asian="14pt" style:font-weight-asian="bold" style:font-name-complex="Times New Roman" style:font-size-complex="14pt"/>
    </style:style>
    <style:style style:name="T32" style:family="text">
      <style:text-properties style:font-name="Liberation Serif" fo:font-size="14pt" fo:font-weight="bold" officeooo:rsid="0033b21f" style:font-size-asian="14pt" style:font-weight-asian="bold" style:font-name-complex="Times New Roman" style:font-size-complex="14pt"/>
    </style:style>
    <style:style style:name="T33" style:family="text">
      <style:text-properties style:font-name="Liberation Serif" fo:font-size="14pt" fo:font-weight="bold" officeooo:rsid="000b6a5b" style:font-size-asian="14pt" style:font-weight-asian="bold"/>
    </style:style>
    <style:style style:name="T34" style:family="text">
      <style:text-properties style:font-name="Liberation Serif" fo:font-size="10pt" style:font-name-asian="Calibri" style:font-size-asian="10pt" style:font-name-complex="Calibri" style:font-size-complex="10pt"/>
    </style:style>
    <style:style style:name="T35" style:family="text">
      <style:text-properties style:font-name="Liberation Serif" fo:font-size="10pt" officeooo:rsid="0035ded5" style:font-name-asian="Calibri" style:font-size-asian="10pt" style:font-name-complex="Calibri" style:font-size-complex="10pt"/>
    </style:style>
    <style:style style:name="T36" style:family="text">
      <style:text-properties style:font-name="Liberation Serif" fo:font-size="10pt" fo:font-style="italic" fo:font-weight="bold" style:font-name-asian="Calibri" style:font-size-asian="10pt" style:font-style-asian="italic" style:font-weight-asian="bold" style:font-name-complex="Calibri" style:font-size-complex="10pt"/>
    </style:style>
    <style:style style:name="T37" style:family="text">
      <style:text-properties style:font-name="Liberation Serif" fo:font-size="10pt" fo:font-weight="bold" style:font-name-asian="Calibri" style:font-size-asian="10pt" style:font-weight-asian="bold" style:font-name-complex="Calibri" style:font-size-complex="10pt"/>
    </style:style>
    <style:style style:name="T38" style:family="text">
      <style:text-properties style:font-name="Liberation Serif" fo:font-size="10pt" style:font-size-asian="10pt" style:font-weight-asian="normal" style:font-size-complex="10pt" style:font-weight-complex="normal"/>
    </style:style>
    <style:style style:name="T39" style:family="text">
      <style:text-properties style:font-name="Liberation Serif" fo:font-size="10pt" officeooo:rsid="0031a391" style:font-size-asian="10pt" style:font-weight-asian="normal" style:font-size-complex="10pt" style:font-weight-complex="normal"/>
    </style:style>
    <style:style style:name="T40" style:family="text">
      <style:text-properties style:font-name="Liberation Serif" fo:font-size="10pt" style:font-size-asian="10pt" style:font-size-complex="10pt"/>
    </style:style>
    <style:style style:name="T41" style:family="text">
      <style:text-properties style:font-name="Liberation Serif" fo:font-size="10pt" officeooo:rsid="0031a391" style:font-size-asian="10pt" style:font-size-complex="10pt"/>
    </style:style>
    <style:style style:name="T42" style:family="text">
      <style:text-properties fo:color="#0000ff"/>
    </style:style>
    <style:style style:name="T43" style:family="text">
      <style:text-properties fo:color="#0000ff" fo:font-weight="normal"/>
    </style:style>
    <style:style style:name="T44" style:family="text">
      <style:text-properties fo:color="#0000ff" officeooo:rsid="0035ded5"/>
    </style:style>
    <style:style style:name="T45" style:family="text">
      <style:text-properties fo:color="#a31515"/>
    </style:style>
    <style:style style:name="T46" style:family="text">
      <style:text-properties fo:color="#a31515" fo:font-weight="normal"/>
    </style:style>
    <style:style style:name="T47" style:family="text">
      <style:text-properties fo:color="#a31515" officeooo:rsid="0035ded5"/>
    </style:style>
    <style:style style:name="T48" style:family="text">
      <style:text-properties fo:color="#09885a"/>
    </style:style>
    <style:style style:name="T49" style:family="text">
      <style:text-properties fo:color="#09885a" fo:font-weight="normal"/>
    </style:style>
    <style:style style:name="T50" style:family="text">
      <style:text-properties fo:font-weight="normal"/>
    </style:style>
    <style:style style:name="T51" style:family="text">
      <style:text-properties officeooo:rsid="0033b21f"/>
    </style:style>
    <style:style style:name="T52" style:family="text">
      <style:text-properties style:font-name-asian="Calibri" style:font-size-asian="10pt" style:font-name-complex="Calibri" style:font-size-complex="10pt"/>
    </style:style>
    <style:style style:name="T53" style:family="text">
      <style:text-properties fo:font-style="italic" fo:font-weight="bold" style:font-name-asian="Calibri" style:font-size-asian="10pt" style:font-style-asian="italic" style:font-weight-asian="bold" style:font-name-complex="Calibri" style:font-size-complex="10pt"/>
    </style:style>
    <style:style style:name="T54" style:family="text">
      <style:text-properties officeooo:rsid="0035ded5"/>
    </style:style>
    <style:style style:name="T55" style:family="text">
      <style:text-properties officeooo:rsid="002c35fb" style:font-weight-asian="bold" style:font-weight-complex="bold"/>
    </style:style>
    <style:style style:name="T56" style:family="text">
      <style:text-properties fo:color="#000000" style:font-name="Liberation Serif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57" style:family="text">
      <style:text-properties fo:color="#000000" style:font-name="Liberation Serif" fo:font-size="10pt" fo:font-weight="normal" officeooo:rsid="0031a391" fo:background-color="#ffffff" loext:char-shading-value="0" style:font-size-asian="10pt" style:font-weight-asian="normal" style:font-size-complex="10pt" style:font-weight-complex="normal"/>
    </style:style>
    <style:style style:name="T58" style:family="text">
      <style:text-properties fo:color="#000000" style:font-name="Liberation Serif" fo:font-size="10pt" fo:font-weight="normal" officeooo:rsid="0035ded5" fo:background-color="#ffffff" loext:char-shading-value="0" style:font-size-asian="10pt" style:font-weight-asian="normal" style:font-size-complex="10pt" style:font-weight-complex="normal"/>
    </style:style>
    <style:style style:name="T59" style:family="text">
      <style:text-properties fo:color="#000000" style:font-name="Liberation Serif" fo:font-size="10pt" fo:font-weight="normal" officeooo:rsid="00365416" fo:background-color="#ffffff" loext:char-shading-value="0" style:font-size-asian="10pt" style:font-weight-asian="normal" style:font-size-complex="10pt" style:font-weight-complex="normal"/>
    </style:style>
    <style:style style:name="T60" style:family="text">
      <style:text-properties fo:color="#000000" style:font-name="Liberation Serif" fo:font-size="10pt" fo:font-weight="normal" officeooo:rsid="00382832" fo:background-color="#ffffff" loext:char-shading-value="0" style:font-size-asian="10pt" style:font-weight-asian="normal" style:font-size-complex="10pt" style:font-weight-complex="normal"/>
    </style:style>
    <style:style style:name="T61" style:family="text">
      <style:text-properties fo:color="#000000" style:font-name="Liberation Serif" fo:font-size="10pt" fo:font-weight="normal" officeooo:rsid="003b1880" fo:background-color="#ffffff" loext:char-shading-value="0" style:font-size-asian="10pt" style:font-weight-asian="normal" style:font-size-complex="10pt" style:font-weight-complex="normal"/>
    </style:style>
    <style:style style:name="T62" style:family="text">
      <style:text-properties fo:color="#000000" style:font-name="Liberation Serif" fo:font-size="10pt" fo:background-color="#ffffff" loext:char-shading-value="0" style:font-size-asian="10pt" style:font-size-complex="10pt"/>
    </style:style>
    <style:style style:name="T63" style:family="text">
      <style:text-properties fo:color="#000000" style:font-name="Liberation Serif" fo:font-size="10pt" officeooo:rsid="0035ded5" fo:background-color="#ffffff" loext:char-shading-value="0" style:font-size-asian="10pt" style:font-size-complex="10pt"/>
    </style:style>
    <style:style style:name="T64" style:family="text">
      <style:text-properties fo:color="#000000" style:font-name="Liberation Serif" fo:font-size="10pt" officeooo:rsid="00365416" fo:background-color="#ffffff" loext:char-shading-value="0" style:font-size-asian="10pt" style:font-size-complex="10pt"/>
    </style:style>
    <style:style style:name="T65" style:family="text">
      <style:text-properties fo:color="#000000" style:font-name="Liberation Serif" fo:font-size="10pt" fo:font-weight="bold" officeooo:rsid="00302096" fo:background-color="#ffffff" loext:char-shading-value="0" style:font-size-asian="10pt" style:font-weight-asian="bold" style:font-size-complex="10pt" style:font-weight-complex="bold"/>
    </style:style>
    <style:style style:name="T66" style:family="text">
      <style:text-properties fo:color="#000000" fo:font-weight="normal" fo:background-color="#ffffff" loext:char-shading-value="0"/>
    </style:style>
    <style:style style:name="T67" style:family="text">
      <style:text-properties style:font-name="Ubuntu Mono" fo:font-size="9pt"/>
    </style:style>
    <style:style style:name="T68" style:family="text">
      <style:text-properties style:font-name="Ubuntu Mono" fo:font-size="9pt" fo:font-weight="normal" style:font-size-asian="9pt" style:font-weight-asian="normal" style:font-size-complex="9pt" style:font-weight-complex="normal"/>
    </style:style>
    <style:style style:name="T69" style:family="text">
      <style:text-properties style:font-name="Ubuntu Mono" fo:font-size="9pt" style:font-size-asian="9pt" style:font-size-complex="9pt"/>
    </style:style>
    <style:style style:name="T70" style:family="text">
      <style:text-properties officeooo:rsid="0031a391"/>
    </style:style>
    <style:style style:name="T71" style:family="text">
      <style:text-properties fo:background-color="#ffffff" loext:char-shading-value="0"/>
    </style:style>
    <style:style style:name="T72" style:family="text">
      <style:text-properties officeooo:rsid="0035ded5" fo:background-color="#ffffff" loext:char-shading-value="0"/>
    </style:style>
    <style:style style:name="T73" style:family="text">
      <style:text-properties fo:color="#008000" fo:font-weight="normal"/>
    </style:style>
    <style:style style:name="T74" style:family="text">
      <style:text-properties officeooo:rsid="00365416"/>
    </style:style>
    <style:style style:name="T75" style:family="text">
      <style:text-properties officeooo:rsid="00382832"/>
    </style:style>
    <style:style style:name="T76" style:family="text">
      <style:text-properties officeooo:rsid="00396b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<text:span text:style-name="Domyślna_20_czcionka_20_akapitu"><text:span text:style-name="T27">Laboratorium</text:span></text:span><text:span text:style-name="Domyślna_20_czcionka_20_akapitu"><text:span text:style-name="T28"> Programowania Współbieżnego</text:span></text:span></text:p>
            <text:p text:style-name="P3">Wydział Elektrotechniki Automatyki i Informatyki</text:p>
            <text:p text:style-name="P3">Politechnika Świętokrzyska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"><text:span text:style-name="Domyślna_20_czcionka_20_akapitu"><text:span text:style-name="T30">Studia:</text:span></text:span><text:span text:style-name="Domyślna_20_czcionka_20_akapitu"><text:span text:style-name="T31"> Stacjonarne I stopnia</text:span></text:span></text:p>
          </table:table-cell>
          <table:table-cell table:style-name="Tabela1.B2" office:value-type="string">
            <text:p text:style-name="P2"><text:span text:style-name="Domyślna_20_czcionka_20_akapitu"><text:span text:style-name="T30">Kierunek: </text:span></text:span><text:span text:style-name="Domyślna_20_czcionka_20_akapitu"><text:span text:style-name="T31"><text:s/>Informatyka</text:span></text:span></text:p>
          </table:table-cell>
        </table:table-row>
        <table:table-row table:style-name="Tabela1.3">
          <table:table-cell table:style-name="Tabela1.A2" office:value-type="string">
            <text:p text:style-name="P2"><text:span text:style-name="Domyślna_20_czcionka_20_akapitu"><text:span text:style-name="T30">Data wykonania: <text:s/></text:span></text:span><text:span text:style-name="Domyślna_20_czcionka_20_akapitu"><text:span text:style-name="T32">06.11.2017</text:span></text:span></text:p>
          </table:table-cell>
          <table:table-cell table:style-name="Tabela1.B2" office:value-type="string">
            <text:p text:style-name="P2"><text:span text:style-name="Domyślna_20_czcionka_20_akapitu"><text:span text:style-name="T30">Grupa: <text:s/></text:span></text:span><text:span text:style-name="Domyślna_20_czcionka_20_akapitu"><text:span text:style-name="T31">3ID13B</text:span></text:span></text:p>
          </table:table-cell>
        </table:table-row>
        <table:table-row table:style-name="Tabela1.4">
          <table:table-cell table:style-name="Tabela1.A4" table:number-columns-spanned="2" office:value-type="string">
            <text:p text:style-name="P4"><text:span text:style-name="Domyślna_20_czcionka_20_akapitu"><text:span text:style-name="T29">Imię i nazwisko: </text:span></text:span><text:span text:style-name="Domyślna_20_czcionka_20_akapitu"><text:span text:style-name="T33">Bartłomiej Osak</text:span></text:span></text:p>
            <text:p text:style-name="P4"><text:span text:style-name="Domyślna_20_czcionka_20_akapitu"><text:span text:style-name="T33"/></text:span></text:p>
            <text:p text:style-name="P4"><text:span text:style-name="Domyślna_20_czcionka_20_akapitu"><text:span text:style-name="T33"/></text:span></text:p>
            <text:p text:style-name="P5"/>
          </table:table-cell>
          <table:covered-table-cell/>
        </table:table-row>
        <table:table-row>
          <table:table-cell table:style-name="Tabela1.A5" office:value-type="string">
            <text:p text:style-name="P6">Numer ćwiczenia:</text:p>
          </table:table-cell>
          <table:table-cell table:style-name="Tabela1.B5" office:value-type="string">
            <text:p text:style-name="P6">Temat ćwiczenia:</text:p>
          </table:table-cell>
        </table:table-row>
        <table:table-row table:style-name="Tabela1.6">
          <table:table-cell table:style-name="Tabela1.A6" office:value-type="string">
            <text:p text:style-name="P8">4</text:p>
          </table:table-cell>
          <table:table-cell table:style-name="Tabela1.B6" office:value-type="string">
            <text:p text:style-name="P7">Łącza <text:span text:style-name="T51">FIFO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8"><text:span text:style-name="Emphasis"><text:span text:style-name="T1"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Zadanie 1. </text:p>
      <text:p text:style-name="P22"><text:span text:style-name="Domyślna_20_czcionka_20_akapitu"><text:span text:style-name="T34">Kolejki FIFO (łącza nazwane) służą do komunikacji miedzy procesami opieraj</text:span></text:span><text:span text:style-name="Domyślna_20_czcionka_20_akapitu"><text:span text:style-name="T35">ą</text:span></text:span><text:span text:style-name="Domyślna_20_czcionka_20_akapitu"><text:span text:style-name="T34">cej si</text:span></text:span><text:span text:style-name="Domyślna_20_czcionka_20_akapitu"><text:span text:style-name="T35">ę</text:span></text:span><text:span text:style-name="Domyślna_20_czcionka_20_akapitu"><text:span text:style-name="T34"> na zasadzie kolejki prostej. Kolejki FIFO, w odr</text:span></text:span><text:span text:style-name="Domyślna_20_czcionka_20_akapitu"><text:span text:style-name="T35">óżn</text:span></text:span><text:span text:style-name="Domyślna_20_czcionka_20_akapitu"><text:span text:style-name="T34">ien</text:span></text:span><text:span text:style-name="Domyślna_20_czcionka_20_akapitu"><text:span text:style-name="T35">i</text:span></text:span><text:span text:style-name="Domyślna_20_czcionka_20_akapitu"><text:span text:style-name="T34">u od </text:span></text:span><text:span text:style-name="Domyślna_20_czcionka_20_akapitu"><text:span text:style-name="T35">łą</text:span></text:span><text:span text:style-name="Domyślna_20_czcionka_20_akapitu"><text:span text:style-name="T34">czy nienazwanych, umo</text:span></text:span><text:span text:style-name="Domyślna_20_czcionka_20_akapitu"><text:span text:style-name="T35">ż</text:span></text:span><text:span text:style-name="Domyślna_20_czcionka_20_akapitu"><text:span text:style-name="T34">liwiaj</text:span></text:span><text:span text:style-name="Domyślna_20_czcionka_20_akapitu"><text:span text:style-name="T35">ą</text:span></text:span><text:span text:style-name="Domyślna_20_czcionka_20_akapitu"><text:span text:style-name="T34"> wymian</text:span></text:span><text:span text:style-name="Domyślna_20_czcionka_20_akapitu"><text:span text:style-name="T35">ę</text:span></text:span><text:span text:style-name="Domyślna_20_czcionka_20_akapitu"><text:span text:style-name="T34"> informacji pomi</text:span></text:span><text:span text:style-name="Domyślna_20_czcionka_20_akapitu"><text:span text:style-name="T35">ę</text:span></text:span><text:span text:style-name="Domyślna_20_czcionka_20_akapitu"><text:span text:style-name="T34">dzy procesami niespokrewnionymi ze sob</text:span></text:span><text:span text:style-name="Domyślna_20_czcionka_20_akapitu"><text:span text:style-name="T35">ą</text:span></text:span><text:span text:style-name="Domyślna_20_czcionka_20_akapitu"><text:span text:style-name="T34">. S</text:span></text:span><text:span text:style-name="Domyślna_20_czcionka_20_akapitu"><text:span text:style-name="T35">ą</text:span></text:span><text:span text:style-name="Domyślna_20_czcionka_20_akapitu"><text:span text:style-name="T34"> one w budowie i obs</text:span></text:span><text:span text:style-name="Domyślna_20_czcionka_20_akapitu"><text:span text:style-name="T35">ł</text:span></text:span><text:span text:style-name="Domyślna_20_czcionka_20_akapitu"><text:span text:style-name="T34">udze podobne do systemu plik</text:span></text:span><text:span text:style-name="Domyślna_20_czcionka_20_akapitu"><text:span text:style-name="T35">ó</text:span></text:span><text:span text:style-name="Domyślna_20_czcionka_20_akapitu"><text:span text:style-name="T34">w. Dost</text:span></text:span><text:span text:style-name="Domyślna_20_czcionka_20_akapitu"><text:span text:style-name="T35">ę</text:span></text:span><text:span text:style-name="Domyślna_20_czcionka_20_akapitu"><text:span text:style-name="T34">p do nich odbywa si</text:span></text:span><text:span text:style-name="Domyślna_20_czcionka_20_akapitu"><text:span text:style-name="T35">ę</text:span></text:span><text:span text:style-name="Domyślna_20_czcionka_20_akapitu"><text:span text:style-name="T34"> poprzez funkcje systemowe obs</text:span></text:span><text:span text:style-name="Domyślna_20_czcionka_20_akapitu"><text:span text:style-name="T35">ł</text:span></text:span><text:span text:style-name="Domyślna_20_czcionka_20_akapitu"><text:span text:style-name="T34">ugi plik</text:span></text:span><text:span text:style-name="Domyślna_20_czcionka_20_akapitu"><text:span text:style-name="T35">ó</text:span></text:span><text:span text:style-name="Domyślna_20_czcionka_20_akapitu"><text:span text:style-name="T34">w.</text:span></text:span></text:p>
      <text:p text:style-name="P23"><text:span text:style-name="Domyślna_20_czcionka_20_akapitu"><text:span text:style-name="T34">Istnieje piec funkcji systemowych do obs</text:span></text:span><text:span text:style-name="Domyślna_20_czcionka_20_akapitu"><text:span text:style-name="T35">ł</text:span></text:span><text:span text:style-name="Domyślna_20_czcionka_20_akapitu"><text:span text:style-name="T34">ugi kolejek FIFO:</text:span></text:span></text:p>
      <text:p text:style-name="P17"><text:span text:style-name="Domyślna_20_czcionka_20_akapitu"><text:span text:style-name="T34">- </text:span></text:span><text:span text:style-name="Domyślna_20_czcionka_20_akapitu"><text:span text:style-name="T36">int mknod(nazwa_lacza, prawa_dostepu | S_IFIFO, 0)</text:span></text:span><text:span text:style-name="Domyślna_20_czcionka_20_akapitu"><text:span text:style-name="T34"> - tworzy nowe łącza</text:span></text:span></text:p>
      <text:p text:style-name="P17"><text:span text:style-name="Domyślna_20_czcionka_20_akapitu"><text:span text:style-name="T34">- </text:span></text:span><text:span text:style-name="Domyślna_20_czcionka_20_akapitu"><text:span text:style-name="T37">int open(char* nazwa_lacza, int flagi) </text:span></text:span><text:span text:style-name="Domyślna_20_czcionka_20_akapitu"><text:span text:style-name="T34">- otwiera łącze</text:span></text:span></text:p>
      <text:p text:style-name="P17"><text:span text:style-name="Domyślna_20_czcionka_20_akapitu"><text:span text:style-name="T34">- </text:span></text:span><text:span text:style-name="Domyślna_20_czcionka_20_akapitu"><text:span text:style-name="T36">int write(int fd, char* buf, int count) </text:span></text:span><text:span text:style-name="Domyślna_20_czcionka_20_akapitu"><text:span text:style-name="T34">- zapisuje dane do łącza</text:span></text:span></text:p>
      <text:p text:style-name="P17"><text:span text:style-name="Domyślna_20_czcionka_20_akapitu"><text:span text:style-name="T34">- </text:span></text:span><text:span text:style-name="Domyślna_20_czcionka_20_akapitu"><text:span text:style-name="T36">int read(int fd, char* buf, int count) </text:span></text:span><text:span text:style-name="Domyślna_20_czcionka_20_akapitu"><text:span text:style-name="T34">- czyta dane z łącza</text:span></text:span></text:p>
      <text:p text:style-name="P17"><text:span text:style-name="Domyślna_20_czcionka_20_akapitu"><text:span text:style-name="T34">- </text:span></text:span><text:span text:style-name="Domyślna_20_czcionka_20_akapitu"><text:span text:style-name="T36">int close(int fd) </text:span></text:span><text:span text:style-name="Domyślna_20_czcionka_20_akapitu"><text:span text:style-name="T34">- zamyka deskryptor zwi</text:span></text:span><text:span text:style-name="Domyślna_20_czcionka_20_akapitu"><text:span text:style-name="T35">ą</text:span></text:span><text:span text:style-name="Domyślna_20_czcionka_20_akapitu"><text:span text:style-name="T34">zany z łączem</text:span></text:span></text:p>
      <text:p text:style-name="P19"><text:span text:style-name="Domyślna_20_czcionka_20_akapitu"><text:span text:style-name="T52">- </text:span></text:span><text:span text:style-name="Domyślna_20_czcionka_20_akapitu"><text:span text:style-name="T53">int unlink(char* nazwa_lacza) </text:span></text:span><text:span text:style-name="Domyślna_20_czcionka_20_akapitu"><text:span text:style-name="T52">- zamyka łącze</text:span></text:span></text:p>
      <text:p text:style-name="P19"><text:span text:style-name="Domyślna_20_czcionka_20_akapitu"><text:span text:style-name="T52"/></text:span></text:p>
      <text:p text:style-name="P15">Zadanie 2. </text:p>
      <text:p text:style-name="P33"><text:span text:style-name="T55">Polecenie: </text:span></text:p>
      <text:list xml:id="list8761752253761442999" text:style-name="L4">
        <text:list-item>
          <text:p text:style-name="P28">Utworzyć przez mknod /tmp/fifo.1 p kolejkę fifo.</text:p>
        </text:list-item>
        <text:list-item>
          <text:p text:style-name="P28">Sprawdzić przez ls -la, czy plik powstał i jakiego jest typu.</text:p>
        </text:list-item>
        <text:list-item>
          <text:p text:style-name="P28">Napisać program, który zapisuje do kolejki prosty komunikat.</text:p>
        </text:list-item>
        <text:list-item>
          <text:p text:style-name="P28">Napisać program, który czyta z kolejki komunikatów.</text:p>
        </text:list-item>
        <text:list-item>
          <text:p text:style-name="P28">Uruchomić program czytający, następnie piszący, a potem na odwrót. </text:p>
          <text:p text:style-name="P28"/>
        </text:list-item>
      </text:list>
      <text:p text:style-name="P20">Kod źródłowy – <text:span text:style-name="T54">program czytający z kolejki:</text:span></text:p>
      <text:p text:style-name="P20"/>
      <text:p text:style-name="P79"><text:span text:style-name="T42">#include </text:span><text:span text:style-name="T45">&lt;sys/types.h&gt;</text:span></text:p>
      <text:p text:style-name="P52"><text:span text:style-name="T42">#include </text:span><text:span text:style-name="T45">&lt;sys/stat.h&gt;</text:span></text:p>
      <text:p text:style-name="P52"><text:span text:style-name="T42">#include </text:span><text:span text:style-name="T45">&lt;fcntl.h&gt;</text:span></text:p>
      <text:p text:style-name="P52"><text:span text:style-name="T42">#include </text:span><text:span text:style-name="T45">&lt;stdio.h&gt;</text:span></text:p>
      <text:p text:style-name="P52"><text:span text:style-name="T42">#include </text:span><text:span text:style-name="T45">&lt;stdlib.h&gt;</text:span></text:p>
      <text:p text:style-name="P52"><text:span text:style-name="T42">#include </text:span><text:span text:style-name="T45">&lt;wait.h&gt;</text:span></text:p>
      <text:p text:style-name="P52"><text:span text:style-name="T42">#include </text:span><text:span text:style-name="T45">&lt;errno.h&gt;</text:span></text:p>
      <text:p text:style-name="P52"><text:span text:style-name="T42">#include </text:span><text:span text:style-name="T45">&lt;string.h&gt;</text:span></text:p>
      <text:p text:style-name="P52"><text:span text:style-name="T42">#include </text:span><text:span text:style-name="T45">&lt;unistd.h&gt;</text:span></text:p>
      <text:p text:style-name="P68"/>
      <text:p text:style-name="P52"><text:span text:style-name="T42">#define FIFO1 </text:span><text:span text:style-name="T45">"/tmp/fifo.1"</text:span></text:p>
      <text:p text:style-name="P52"><text:span text:style-name="T42">#define BUFFOR </text:span><text:span text:style-name="T48">24</text:span></text:p>
      <text:p text:style-name="P68"/>
      <text:p text:style-name="P52"><text:span text:style-name="T42">extern</text:span> <text:span text:style-name="T42">int</text:span> errno;</text:p>
      <text:p text:style-name="P68"/>
      <text:p text:style-name="P52"><text:span text:style-name="T42">int</text:span> otworzFIFO()</text:p>
      <text:p text:style-name="P52">{</text:p>
      <text:p text:style-name="P60">    <text:span text:style-name="T43">int</text:span><text:span text:style-name="T50"> fifo = open(FIFO1, O_RDONLY);</text:span></text:p>
      <text:p text:style-name="P60">    <text:span text:style-name="T43">if</text:span><text:span text:style-name="T50">(fifo &lt; </text:span><text:span text:style-name="T49">0</text:span><text:span text:style-name="T50">)</text:span></text:p>
      <text:p text:style-name="P60">    <text:span text:style-name="T50">{</text:span></text:p>
      <text:p text:style-name="P60">        <text:span text:style-name="T50">perror(</text:span><text:span text:style-name="T46">"Nie mozna otworzyc FIFO do czytania!"</text:span><text:span text:style-name="T50">);</text:span></text:p>
      <text:p text:style-name="P60"><text:soft-page-break/>        <text:span text:style-name="T50">exit(</text:span><text:span text:style-name="T49">0</text:span><text:span text:style-name="T50">);</text:span></text:p>
      <text:p text:style-name="P60">    <text:span text:style-name="T50">}</text:span></text:p>
      <text:p text:style-name="P60">    <text:span text:style-name="T43">else</text:span></text:p>
      <text:p text:style-name="P60">    <text:span text:style-name="T50">{</text:span></text:p>
      <text:p text:style-name="P60">        <text:span text:style-name="T50">printf(</text:span><text:span text:style-name="T46">"[CZYTANIE] Otwarto FIFO do czytania!\n"</text:span><text:span text:style-name="T50">);</text:span></text:p>
      <text:p text:style-name="P60">        <text:span text:style-name="T43">return</text:span><text:span text:style-name="T50"> fifo;</text:span></text:p>
      <text:p text:style-name="P60">    <text:span text:style-name="T50">}</text:span></text:p>
      <text:p text:style-name="P52">}</text:p>
      <text:p text:style-name="P68"/>
      <text:p text:style-name="P52"><text:span text:style-name="T42">void</text:span> czytajFIFO(<text:span text:style-name="T42">int</text:span> fifo)</text:p>
      <text:p text:style-name="P52">{   </text:p>
      <text:p text:style-name="P60">    <text:span text:style-name="T43">char</text:span><text:span text:style-name="T50"> buffor[BUFFOR];</text:span></text:p>
      <text:p text:style-name="P60">    <text:span text:style-name="T43">int</text:span><text:span text:style-name="T50"> n = read(fifo,buffor,</text:span><text:span text:style-name="T43">sizeof</text:span><text:span text:style-name="T50">(buffor));</text:span></text:p>
      <text:p text:style-name="P60">    <text:span text:style-name="T43">if</text:span><text:span text:style-name="T50">(n&lt;</text:span><text:span text:style-name="T49">0</text:span><text:span text:style-name="T50">)</text:span></text:p>
      <text:p text:style-name="P60">    <text:span text:style-name="T50">{</text:span></text:p>
      <text:p text:style-name="P60">        <text:span text:style-name="T50">perror(</text:span><text:span text:style-name="T46">"[CZYTANIE] Nie mozna odczytac danych z FIFO!\n"</text:span><text:span text:style-name="T50">);</text:span></text:p>
      <text:p text:style-name="P60">    <text:span text:style-name="T50">}</text:span></text:p>
      <text:p text:style-name="P60">    <text:span text:style-name="T43">else</text:span></text:p>
      <text:p text:style-name="P60">    <text:span text:style-name="T50">{</text:span></text:p>
      <text:p text:style-name="P60">        <text:span text:style-name="T50">buffor[n] = </text:span><text:span text:style-name="T46">'\0'</text:span><text:span text:style-name="T50">;</text:span></text:p>
      <text:p text:style-name="P60">        <text:span text:style-name="T50">write(</text:span><text:span text:style-name="T49">1</text:span><text:span text:style-name="T50">,buffor,n);</text:span></text:p>
      <text:p text:style-name="P60">        <text:span text:style-name="T50">printf(</text:span><text:span text:style-name="T46">"\n"</text:span><text:span text:style-name="T50">);</text:span></text:p>
      <text:p text:style-name="P60">    <text:span text:style-name="T50">}</text:span></text:p>
      <text:p text:style-name="P52">}</text:p>
      <text:p text:style-name="P60">    </text:p>
      <text:p text:style-name="P52"><text:span text:style-name="T42">int</text:span> main(<text:span text:style-name="T42">void</text:span>)</text:p>
      <text:p text:style-name="P52">{</text:p>
      <text:p text:style-name="P60">    <text:span text:style-name="T43">int</text:span><text:span text:style-name="T50"> fifo = otworzFIFO();</text:span></text:p>
      <text:p text:style-name="P60">    <text:span text:style-name="T43">if</text:span><text:span text:style-name="T50">(fifo &gt; </text:span><text:span text:style-name="T49">0</text:span><text:span text:style-name="T50">)</text:span></text:p>
      <text:p text:style-name="P60">    <text:span text:style-name="T50">{</text:span></text:p>
      <text:p text:style-name="P60">        <text:span text:style-name="T50">czytajFIFO(fifo);</text:span></text:p>
      <text:p text:style-name="P60">    <text:span text:style-name="T50">}</text:span></text:p>
      <text:p text:style-name="P60">    <text:span text:style-name="T43">else</text:span><text:span text:style-name="T50"> </text:span><text:span text:style-name="T43">return</text:span><text:span text:style-name="T50"> </text:span><text:span text:style-name="T49">0</text:span><text:span text:style-name="T50">;</text:span></text:p>
      <text:p text:style-name="P60">    <text:span text:style-name="T43">return</text:span><text:span text:style-name="T50"> </text:span><text:span text:style-name="T49">0</text:span><text:span text:style-name="T50">;</text:span></text:p>
      <text:p text:style-name="P52">}</text:p>
      <text:p text:style-name="P51"><text:span text:style-name="T13"/></text:p>
      <text:p text:style-name="P51"><text:span text:style-name="T11">Kod źródłowy – </text:span><text:span text:style-name="T12">program zapisujący do kolejki:</text:span></text:p>
      <text:p text:style-name="P51"><text:span text:style-name="T12"/></text:p>
      <text:p text:style-name="P58"><text:span text:style-name="T18">#include </text:span><text:span text:style-name="T15">&lt;sys/types.h&gt;</text:span></text:p>
      <text:p text:style-name="P57"><text:span text:style-name="T42">#include </text:span><text:span text:style-name="T45">&lt;sys/stat.h&gt;</text:span></text:p>
      <text:p text:style-name="P57"><text:span text:style-name="T42">#include </text:span><text:span text:style-name="T45">&lt;fcntl.h&gt;</text:span></text:p>
      <text:p text:style-name="P57"><text:span text:style-name="T42">#include </text:span><text:span text:style-name="T45">&lt;stdio.h&gt;</text:span></text:p>
      <text:p text:style-name="P57"><text:span text:style-name="T42">#include </text:span><text:span text:style-name="T45">&lt;stdlib.h&gt;</text:span></text:p>
      <text:p text:style-name="P57"><text:span text:style-name="T42">#include </text:span><text:span text:style-name="T45">&lt;wait.h&gt;</text:span></text:p>
      <text:p text:style-name="P57"><text:span text:style-name="T42">#include </text:span><text:span text:style-name="T45">&lt;errno.h&gt;</text:span></text:p>
      <text:p text:style-name="P57"><text:span text:style-name="T42">#include </text:span><text:span text:style-name="T45">&lt;string.h&gt;</text:span></text:p>
      <text:p text:style-name="P57"><text:span text:style-name="T42">#include </text:span><text:span text:style-name="T45">&lt;unistd.h&gt;</text:span></text:p>
      <text:p text:style-name="P69"/>
      <text:p text:style-name="P57"><text:span text:style-name="T42">#define FIFO1 </text:span><text:span text:style-name="T45">"/tmp/fifo.1"</text:span></text:p>
      <text:p text:style-name="P69"><text:soft-page-break/></text:p>
      <text:p text:style-name="P57"><text:span text:style-name="T42">extern</text:span> <text:span text:style-name="T42">int</text:span> errno;</text:p>
      <text:p text:style-name="P69"/>
      <text:p text:style-name="P57"><text:span text:style-name="T42">int</text:span> otworzFIFO()</text:p>
      <text:p text:style-name="P57">{</text:p>
      <text:p text:style-name="P57">    <text:span text:style-name="T42">int</text:span> fifo = open(FIFO1, O_WRONLY);</text:p>
      <text:p text:style-name="P57">    <text:span text:style-name="T42">if</text:span>(fifo &lt; <text:span text:style-name="T48">0</text:span>)</text:p>
      <text:p text:style-name="P57">    {</text:p>
      <text:p text:style-name="P57">        perror(<text:span text:style-name="T45">"Nie mozna otworzyc FIFO do pisania!"</text:span>);</text:p>
      <text:p text:style-name="P57">        exit(<text:span text:style-name="T48">0</text:span>);</text:p>
      <text:p text:style-name="P57">    }</text:p>
      <text:p text:style-name="P57">    <text:span text:style-name="T42">else</text:span></text:p>
      <text:p text:style-name="P57">    {</text:p>
      <text:p text:style-name="P57">        printf(<text:span text:style-name="T45">"[PISANIE] Otwarto FIFO do pisania!\n"</text:span>);</text:p>
      <text:p text:style-name="P57">        <text:span text:style-name="T42">return</text:span> fifo;</text:p>
      <text:p text:style-name="P57">    }</text:p>
      <text:p text:style-name="P57">}   </text:p>
      <text:p text:style-name="P69"/>
      <text:p text:style-name="P57"><text:span text:style-name="T42">void</text:span> piszFIFO(<text:span text:style-name="T42">int</text:span> fifo)</text:p>
      <text:p text:style-name="P57">{   </text:p>
      <text:p text:style-name="P57">    <text:span text:style-name="T42">char</text:span> buffor[] = <text:span text:style-name="T45">"Ala ma kota a kot ma ale"</text:span>;</text:p>
      <text:p text:style-name="P57">    <text:span text:style-name="T42">int</text:span> n = write(fifo,buffor,strlen(buffor));</text:p>
      <text:p text:style-name="P57">    <text:span text:style-name="T42">if</text:span>(strlen(buffor) != n)</text:p>
      <text:p text:style-name="P57">    {</text:p>
      <text:p text:style-name="P57">        perror(<text:span text:style-name="T45">"[PISANIE] Blad zapisu do FIFO!\n"</text:span>);</text:p>
      <text:p text:style-name="P57">    }</text:p>
      <text:p text:style-name="P57">    <text:span text:style-name="T42">else</text:span></text:p>
      <text:p text:style-name="P57">    {</text:p>
      <text:p text:style-name="P57">        printf(<text:span text:style-name="T45">"[PISANIE] Pomyslnie zapisno do FIFO!\n"</text:span>);</text:p>
      <text:p text:style-name="P57">    }</text:p>
      <text:p text:style-name="P57">}   </text:p>
      <text:p text:style-name="P69"/>
      <text:p text:style-name="P57"><text:span text:style-name="T42">int</text:span> main(<text:span text:style-name="T42">void</text:span>)</text:p>
      <text:p text:style-name="P57">{</text:p>
      <text:p text:style-name="P57">    <text:span text:style-name="T42">int</text:span> fifo = otworzFIFO();</text:p>
      <text:p text:style-name="P57">    <text:span text:style-name="T42">if</text:span>(fifo &gt; <text:span text:style-name="T48">0</text:span>)</text:p>
      <text:p text:style-name="P57">    {</text:p>
      <text:p text:style-name="P57">        piszFIFO(fifo);</text:p>
      <text:p text:style-name="P57">    }</text:p>
      <text:p text:style-name="P57">    <text:span text:style-name="T42">else</text:span> <text:span text:style-name="T42">return</text:span> <text:span text:style-name="T48">0</text:span>;</text:p>
      <text:p text:style-name="P57">    <text:span text:style-name="T42">return</text:span> <text:span text:style-name="T48">0</text:span>;</text:p>
      <text:p text:style-name="P50"><text:span text:style-name="T68">}</text:span></text:p>
      <text:p text:style-name="P50"><text:span text:style-name="T12"/></text:p>
      <text:p text:style-name="P10">Wywołanie:</text:p>
      <text:p text:style-name="P11">83613@st11-lab312:~/$ <text:span text:style-name="T54">mknod /tmp/fifo.1 p</text:span></text:p>
      <text:p text:style-name="P11">83613@st11-lab312:~$ <text:span text:style-name="T54">cd /tmp</text:span></text:p>
      <text:p text:style-name="P64"><text:span text:style-name="T57">83613@st11-lab312</text:span><text:span text:style-name="T57">:~/</text:span><text:span text:style-name="T58">tmp </text:span><text:span text:style-name="T57">$ </text:span><text:span text:style-name="T58">ls -la | grep fifo.1</text:span></text:p>
      <text:p text:style-name="P48">prw-rw-r-- <text:s/>1 <text:span text:style-name="T70">83613</text:span> użytkownicy^domeny 0 lis <text:s/>6 17:05 fifo.1</text:p>
      <text:p text:style-name="P64"><text:span text:style-name="T57">83613@st11-lab312:~/</text:span><text:span text:style-name="T58">tmp </text:span><text:span text:style-name="T57">$ </text:span><text:span text:style-name="T58">cd</text:span></text:p>
      <text:p text:style-name="P45"><text:soft-page-break/><text:span text:style-name="T54">83613@st11-lab312:~/$ cd PW</text:span></text:p>
      <text:p text:style-name="P64"><text:span text:style-name="T57">83613@st11-lab312</text:span><text:span text:style-name="T57">:~/</text:span><text:span text:style-name="T58">PW </text:span><text:span text:style-name="T57">$ </text:span><text:span text:style-name="T58">gcc zad2read.c -Wall -o zad2read</text:span></text:p>
      <text:p text:style-name="P64"><text:span text:style-name="T57">83613@st11-lab312:~/</text:span><text:span text:style-name="T58">PW </text:span><text:span text:style-name="T57">$ </text:span><text:span text:style-name="T58">gcc zad2write.c -Wall -o zad2write</text:span></text:p>
      <text:p text:style-name="P64"><text:span text:style-name="T58"/></text:p>
      <text:p text:style-name="P73"><text:span text:style-name="T63">(</text:span><text:span text:style-name="T62">Wariant → pisanie → czytanie)</text:span></text:p>
      <text:p text:style-name="P64"><text:span text:style-name="T57">83613@st11-lab312:~/</text:span><text:span text:style-name="T58">PW </text:span><text:span text:style-name="T57">$ ./</text:span><text:span text:style-name="T58">zad2write &amp;</text:span></text:p>
      <text:p text:style-name="P70"><text:span text:style-name="T56">[1] 4527</text:span></text:p>
      <text:p text:style-name="P70"><text:span text:style-name="T57">83613@st11-lab312:~/</text:span><text:span text:style-name="T56">PW </text:span><text:span text:style-name="T57">$ ./</text:span><text:span text:style-name="T56">zad2read</text:span></text:p>
      <text:p text:style-name="P70"><text:span text:style-name="T56">[CZYTANIE] Otwarto FIFO do czytania!</text:span></text:p>
      <text:p text:style-name="P70"><text:span text:style-name="T56">[PISANIE] Otwarto FIFO do pisania!</text:span></text:p>
      <text:p text:style-name="P70"><text:span text:style-name="T56">[PISANIE] Pomyslnie zapisno do FIFO!</text:span></text:p>
      <text:p text:style-name="P70"><text:span text:style-name="T56">Ala ma kota a kot ma ale</text:span></text:p>
      <text:p text:style-name="P70"><text:span text:style-name="T56">[1]+ <text:s/>Zakończono <text:s text:c="12"/>./zad2write</text:span></text:p>
      <text:p text:style-name="P70"><text:span text:style-name="T56"/></text:p>
      <text:p text:style-name="P73"><text:span text:style-name="T62">(Wariant → czytanie → pisanie)</text:span></text:p>
      <text:p text:style-name="P64"><text:span text:style-name="T57">83613@st11-lab312:~/</text:span><text:span text:style-name="T58">PW </text:span><text:span text:style-name="T57">$ ./</text:span><text:span text:style-name="T58">zad2read &amp;</text:span></text:p>
      <text:p text:style-name="P70"><text:span text:style-name="T56">[1] 4573</text:span></text:p>
      <text:p text:style-name="P70"><text:span text:style-name="T57">83613@st11-lab312:~/</text:span><text:span text:style-name="T56">PW </text:span><text:span text:style-name="T57">$ ./</text:span><text:span text:style-name="T56">zad2write</text:span></text:p>
      <text:p text:style-name="P64"><text:span text:style-name="T57">83613@st11-lab312:~/</text:span><text:span text:style-name="T58">PW </text:span><text:span text:style-name="T57">$ ./</text:span><text:span text:style-name="T58">zad2write &amp;</text:span></text:p>
      <text:p text:style-name="P70"><text:span text:style-name="T56">[1] 4527</text:span></text:p>
      <text:p text:style-name="P70"><text:span text:style-name="T57">83613@st11-lab312:~/</text:span><text:span text:style-name="T56">PW </text:span><text:span text:style-name="T57">$ ./</text:span><text:span text:style-name="T56">zad2read</text:span></text:p>
      <text:p text:style-name="P70"><text:span text:style-name="T56">[CZYTANIE] Otwarto FIFO do czytania!</text:span></text:p>
      <text:p text:style-name="P70"><text:span text:style-name="T56">[PISANIE] Otwarto FIFO do pisania!</text:span></text:p>
      <text:p text:style-name="P70"><text:span text:style-name="T56">[PISANIE] Pomyslnie zapisno do FIFO!</text:span></text:p>
      <text:p text:style-name="P70"><text:span text:style-name="T56">Ala ma kota a kot ma ale</text:span></text:p>
      <text:p text:style-name="P70"><text:span text:style-name="T56">[1]+ <text:s/>Zakończono <text:s text:c="12"/>./zad2read</text:span></text:p>
      <text:p text:style-name="P73"><text:span text:style-name="T56"/></text:p>
      <text:p text:style-name="P24">Zadanie <text:span text:style-name="T54">3</text:span>. </text:p>
      <text:p text:style-name="P34"><text:span text:style-name="T55">Polecenie: </text:span></text:p>
      <text:list xml:id="list222852502069987" text:continue-numbering="true" text:style-name="L4">
        <text:list-item>
          <text:p text:style-name="P28">Przy funkcji open zastosować flagę O_NDELAY, najpierw przy jednym programie, potem przy drugim.</text:p>
        </text:list-item>
        <text:list-item>
          <text:p text:style-name="P28">Uruchomić pierwszy potem drugi.</text:p>
        </text:list-item>
        <text:list-item>
          <text:p text:style-name="P28">Uruchomić drugi potem pierwszy.</text:p>
        </text:list-item>
        <text:list-item>
          <text:p text:style-name="P28">Porównać wyniki. Co daje O_NDELAY?</text:p>
        </text:list-item>
      </text:list>
      <text:p text:style-name="P42"><text:span text:style-name="T2"/></text:p>
      <text:p text:style-name="P42"><text:span text:style-name="T9">Kod źródłowy – </text:span><text:span text:style-name="T10">program czytający z kolejki:</text:span></text:p>
      <text:p text:style-name="P42"><text:span text:style-name="T10"/></text:p>
      <text:p text:style-name="P81"><text:span text:style-name="T18">#include </text:span><text:span text:style-name="T15">&lt;sys/types.h&gt;</text:span></text:p>
      <text:p text:style-name="P52"><text:span text:style-name="T42">#include </text:span><text:span text:style-name="T45">&lt;sys/stat.h&gt;</text:span></text:p>
      <text:p text:style-name="P52"><text:span text:style-name="T42">#include </text:span><text:span text:style-name="T45">&lt;fcntl.h&gt;</text:span></text:p>
      <text:p text:style-name="P52"><text:span text:style-name="T42">#include </text:span><text:span text:style-name="T45">&lt;stdio.h&gt;</text:span></text:p>
      <text:p text:style-name="P52"><text:span text:style-name="T42">#include </text:span><text:span text:style-name="T45">&lt;stdlib.h&gt;</text:span></text:p>
      <text:p text:style-name="P52"><text:span text:style-name="T42">#include </text:span><text:span text:style-name="T45">&lt;wait.h&gt;</text:span></text:p>
      <text:p text:style-name="P52"><text:span text:style-name="T42">#include </text:span><text:span text:style-name="T45">&lt;errno.h&gt;</text:span></text:p>
      <text:p text:style-name="P52"><text:span text:style-name="T42">#include </text:span><text:span text:style-name="T45">&lt;string.h&gt;</text:span></text:p>
      <text:p text:style-name="P52"><text:span text:style-name="T42">#include </text:span><text:span text:style-name="T45">&lt;unistd.h&gt;</text:span></text:p>
      <text:p text:style-name="P68"/>
      <text:p text:style-name="P52"><text:span text:style-name="T42">#define FIFO1 </text:span><text:span text:style-name="T45">"/tmp/fifo.1"</text:span></text:p>
      <text:p text:style-name="P52"><text:span text:style-name="T42">#define BUFFOR </text:span><text:span text:style-name="T48">24</text:span></text:p>
      <text:p text:style-name="P68"><text:soft-page-break/></text:p>
      <text:p text:style-name="P52"><text:span text:style-name="T42">extern</text:span> <text:span text:style-name="T42">int</text:span> errno;</text:p>
      <text:p text:style-name="P68"/>
      <text:p text:style-name="P52"><text:span text:style-name="T42">int</text:span> otworzFIFO()</text:p>
      <text:p text:style-name="P52">{</text:p>
      <text:p text:style-name="P75"><text:s text:c="6"/><text:span text:style-name="T67">/*int fifo = open(FIFO1, O_RDONLY);*/</text:span></text:p>
      <text:p text:style-name="P60">    <text:span text:style-name="T43">int</text:span><text:span text:style-name="T50"> fifo = open(FIFO1, O_RDONLY|O_NDELAY);</text:span></text:p>
      <text:p text:style-name="P60">    <text:span text:style-name="T43">if</text:span><text:span text:style-name="T50">(fifo &lt; </text:span><text:span text:style-name="T49">0</text:span><text:span text:style-name="T50">)</text:span></text:p>
      <text:p text:style-name="P60">    <text:span text:style-name="T50">{</text:span></text:p>
      <text:p text:style-name="P60">        <text:span text:style-name="T50">perror(</text:span><text:span text:style-name="T46">"Nie mozna otworzyc FIFO do czytania!"</text:span><text:span text:style-name="T50">);</text:span></text:p>
      <text:p text:style-name="P60">        <text:span text:style-name="T50">exit(</text:span><text:span text:style-name="T49">0</text:span><text:span text:style-name="T50">);</text:span></text:p>
      <text:p text:style-name="P60">    <text:span text:style-name="T50">}</text:span></text:p>
      <text:p text:style-name="P60">    <text:span text:style-name="T43">else</text:span></text:p>
      <text:p text:style-name="P60">    <text:span text:style-name="T50">{</text:span></text:p>
      <text:p text:style-name="P60">        <text:span text:style-name="T50">printf(</text:span><text:span text:style-name="T46">"[CZYTANIE] Otwarto FIFO do czytania!\n"</text:span><text:span text:style-name="T50">);</text:span></text:p>
      <text:p text:style-name="P60">        <text:span text:style-name="T43">return</text:span><text:span text:style-name="T50"> fifo;</text:span></text:p>
      <text:p text:style-name="P60">    <text:span text:style-name="T50">}</text:span></text:p>
      <text:p text:style-name="P52">}</text:p>
      <text:p text:style-name="P68"/>
      <text:p text:style-name="P52"><text:span text:style-name="T42">void</text:span> czytajFIFO(<text:span text:style-name="T42">int</text:span> fifo)</text:p>
      <text:p text:style-name="P52">{   </text:p>
      <text:p text:style-name="P60">    <text:span text:style-name="T43">char</text:span><text:span text:style-name="T50"> buffor[BUFFOR];</text:span></text:p>
      <text:p text:style-name="P60">    <text:span text:style-name="T43">int</text:span><text:span text:style-name="T50"> n = read(fifo,buffor,</text:span><text:span text:style-name="T43">sizeof</text:span><text:span text:style-name="T50">(buffor));</text:span></text:p>
      <text:p text:style-name="P60">    <text:span text:style-name="T43">if</text:span><text:span text:style-name="T50">(n&lt;</text:span><text:span text:style-name="T49">0</text:span><text:span text:style-name="T50">)</text:span></text:p>
      <text:p text:style-name="P60">    <text:span text:style-name="T50">{</text:span></text:p>
      <text:p text:style-name="P60">        <text:span text:style-name="T50">perror(</text:span><text:span text:style-name="T46">"[CZYTANIE] Nie mozna odczytac danych z FIFO!\n"</text:span><text:span text:style-name="T50">);</text:span></text:p>
      <text:p text:style-name="P60">    <text:span text:style-name="T50">}</text:span></text:p>
      <text:p text:style-name="P60">    <text:span text:style-name="T43">else</text:span></text:p>
      <text:p text:style-name="P60">    <text:span text:style-name="T50">{</text:span></text:p>
      <text:p text:style-name="P60">        <text:span text:style-name="T50">buffor[n] = </text:span><text:span text:style-name="T46">'\0'</text:span><text:span text:style-name="T50">;</text:span></text:p>
      <text:p text:style-name="P60">        <text:span text:style-name="T50">write(</text:span><text:span text:style-name="T49">1</text:span><text:span text:style-name="T50">,buffor,n);</text:span></text:p>
      <text:p text:style-name="P60">        <text:span text:style-name="T50">printf(</text:span><text:span text:style-name="T46">"\n"</text:span><text:span text:style-name="T50">);</text:span></text:p>
      <text:p text:style-name="P60">    <text:span text:style-name="T50">}</text:span></text:p>
      <text:p text:style-name="P52">}</text:p>
      <text:p text:style-name="P60">    </text:p>
      <text:p text:style-name="P52"><text:span text:style-name="T42">int</text:span> main(<text:span text:style-name="T42">void</text:span>)</text:p>
      <text:p text:style-name="P52">{</text:p>
      <text:p text:style-name="P60">    <text:span text:style-name="T43">int</text:span><text:span text:style-name="T50"> fifo = otworzFIFO();</text:span></text:p>
      <text:p text:style-name="P60">    <text:span text:style-name="T43">if</text:span><text:span text:style-name="T50">(fifo &gt; </text:span><text:span text:style-name="T49">0</text:span><text:span text:style-name="T50">)</text:span></text:p>
      <text:p text:style-name="P60">    <text:span text:style-name="T50">{</text:span></text:p>
      <text:p text:style-name="P60">        <text:span text:style-name="T50">czytajFIFO(fifo);</text:span></text:p>
      <text:p text:style-name="P60">    <text:span text:style-name="T50">}</text:span></text:p>
      <text:p text:style-name="P60">    <text:span text:style-name="T43">else</text:span><text:span text:style-name="T50"> </text:span><text:span text:style-name="T43">return</text:span><text:span text:style-name="T50"> </text:span><text:span text:style-name="T49">0</text:span><text:span text:style-name="T50">;</text:span></text:p>
      <text:p text:style-name="P60">    <text:span text:style-name="T43">return</text:span><text:span text:style-name="T50"> </text:span><text:span text:style-name="T49">0</text:span><text:span text:style-name="T50">;</text:span></text:p>
      <text:p text:style-name="P52">}</text:p>
      <text:p text:style-name="P52"/>
      <text:p text:style-name="P42"><text:span text:style-name="T10"/></text:p>
      <text:p text:style-name="P9"/>
      <text:p text:style-name="P12"/>
      <text:p text:style-name="P21"><text:soft-page-break/></text:p>
      <text:p text:style-name="P37"><text:span text:style-name="T71">Kod źródłowy – </text:span><text:span text:style-name="T72">program zapisujący do kolejki:</text:span></text:p>
      <text:p text:style-name="P37"><text:span text:style-name="T72"/></text:p>
      <text:p text:style-name="P87"><text:span text:style-name="T44">#include </text:span><text:span text:style-name="T47">&lt;sys/types.h&gt;</text:span></text:p>
      <text:p text:style-name="P52"><text:span text:style-name="T42">#include </text:span><text:span text:style-name="T45">&lt;sys/stat.h&gt;</text:span></text:p>
      <text:p text:style-name="P52"><text:span text:style-name="T42">#include </text:span><text:span text:style-name="T45">&lt;fcntl.h&gt;</text:span></text:p>
      <text:p text:style-name="P52"><text:span text:style-name="T42">#include </text:span><text:span text:style-name="T45">&lt;stdio.h&gt;</text:span></text:p>
      <text:p text:style-name="P52"><text:span text:style-name="T42">#include </text:span><text:span text:style-name="T45">&lt;stdlib.h&gt;</text:span></text:p>
      <text:p text:style-name="P52"><text:span text:style-name="T42">#include </text:span><text:span text:style-name="T45">&lt;wait.h&gt;</text:span></text:p>
      <text:p text:style-name="P52"><text:span text:style-name="T42">#include </text:span><text:span text:style-name="T45">&lt;errno.h&gt;</text:span></text:p>
      <text:p text:style-name="P52"><text:span text:style-name="T42">#include </text:span><text:span text:style-name="T45">&lt;string.h&gt;</text:span></text:p>
      <text:p text:style-name="P52"><text:span text:style-name="T42">#include </text:span><text:span text:style-name="T45">&lt;unistd.h&gt;</text:span></text:p>
      <text:p text:style-name="P68"/>
      <text:p text:style-name="P52"><text:span text:style-name="T42">#define FIFO1 </text:span><text:span text:style-name="T45">"/tmp/fifo.1"</text:span></text:p>
      <text:p text:style-name="P68"/>
      <text:p text:style-name="P52"><text:span text:style-name="T42">extern</text:span> <text:span text:style-name="T42">int</text:span> errno;</text:p>
      <text:p text:style-name="P68"/>
      <text:p text:style-name="P52"><text:span text:style-name="T42">int</text:span> otworzFIFO()</text:p>
      <text:p text:style-name="P52">{</text:p>
      <text:p text:style-name="P52"><text:span text:style-name="T42">int</text:span> fifo = open(FIFO1, O_WRONLY);</text:p>
      <text:p text:style-name="P60">    <text:span text:style-name="T73">/*int fifo = open(FIFO1, O_WRONLY|O_NDELAY);*/</text:span></text:p>
      <text:p text:style-name="P60">    <text:span text:style-name="T43">if</text:span><text:span text:style-name="T50">(fifo &lt; </text:span><text:span text:style-name="T49">0</text:span><text:span text:style-name="T50">)</text:span></text:p>
      <text:p text:style-name="P60">    <text:span text:style-name="T50">{</text:span></text:p>
      <text:p text:style-name="P60">        <text:span text:style-name="T50">perror(</text:span><text:span text:style-name="T46">"Nie mozna otworzyc FIFO do pisania!"</text:span><text:span text:style-name="T50">);</text:span></text:p>
      <text:p text:style-name="P60">        <text:span text:style-name="T50">exit(</text:span><text:span text:style-name="T49">0</text:span><text:span text:style-name="T50">);</text:span></text:p>
      <text:p text:style-name="P60">    <text:span text:style-name="T50">}</text:span></text:p>
      <text:p text:style-name="P60">    <text:span text:style-name="T43">else</text:span></text:p>
      <text:p text:style-name="P60">    <text:span text:style-name="T50">{</text:span></text:p>
      <text:p text:style-name="P60">        <text:span text:style-name="T50">printf(</text:span><text:span text:style-name="T46">"[PISANIE] Otwarto FIFO do pisania!\n"</text:span><text:span text:style-name="T50">);</text:span></text:p>
      <text:p text:style-name="P60">        <text:span text:style-name="T43">return</text:span><text:span text:style-name="T50"> fifo;</text:span></text:p>
      <text:p text:style-name="P60">    <text:span text:style-name="T50">}</text:span></text:p>
      <text:p text:style-name="P52">}   </text:p>
      <text:p text:style-name="P68"/>
      <text:p text:style-name="P52"><text:span text:style-name="T42">void</text:span> piszFIFO(<text:span text:style-name="T42">int</text:span> fifo)</text:p>
      <text:p text:style-name="P52">{   </text:p>
      <text:p text:style-name="P60">    <text:span text:style-name="T43">char</text:span><text:span text:style-name="T50"> buffor[] = </text:span><text:span text:style-name="T46">"Ala ma kota a kot ma ale"</text:span><text:span text:style-name="T50">;</text:span></text:p>
      <text:p text:style-name="P60">    <text:span text:style-name="T43">int</text:span><text:span text:style-name="T50"> n = write(fifo,buffor,strlen(buffor));</text:span></text:p>
      <text:p text:style-name="P60">    <text:span text:style-name="T43">if</text:span><text:span text:style-name="T50">(strlen(buffor) != n)</text:span></text:p>
      <text:p text:style-name="P60">    <text:span text:style-name="T50">{</text:span></text:p>
      <text:p text:style-name="P60">        <text:span text:style-name="T50">perror(</text:span><text:span text:style-name="T46">"[PISANIE] Blad zapisu do FIFO!\n"</text:span><text:span text:style-name="T50">);</text:span></text:p>
      <text:p text:style-name="P60">    <text:span text:style-name="T50">}</text:span></text:p>
      <text:p text:style-name="P60">    <text:span text:style-name="T43">else</text:span></text:p>
      <text:p text:style-name="P60">    <text:span text:style-name="T50">{</text:span></text:p>
      <text:p text:style-name="P60">        <text:span text:style-name="T50">printf(</text:span><text:span text:style-name="T46">"[PISANIE] Pomyslnie zapisno do FIFO!\n"</text:span><text:span text:style-name="T50">);</text:span></text:p>
      <text:p text:style-name="P60">    <text:span text:style-name="T50">}</text:span></text:p>
      <text:p text:style-name="P52">}   </text:p>
      <text:p text:style-name="P68"/>
      <text:p text:style-name="P68"/>
      <text:p text:style-name="P68"/>
      <text:p text:style-name="P52"><text:soft-page-break/><text:span text:style-name="T42">int</text:span> main(<text:span text:style-name="T42">void</text:span>)</text:p>
      <text:p text:style-name="P52">{</text:p>
      <text:p text:style-name="P60">    <text:span text:style-name="T43">int</text:span><text:span text:style-name="T50"> fifo = otworzFIFO();</text:span></text:p>
      <text:p text:style-name="P60">    <text:span text:style-name="T43">if</text:span><text:span text:style-name="T50">(fifo &gt; </text:span><text:span text:style-name="T49">0</text:span><text:span text:style-name="T50">)</text:span></text:p>
      <text:p text:style-name="P60">    <text:span text:style-name="T50">{</text:span></text:p>
      <text:p text:style-name="P60">        <text:span text:style-name="T50">piszFIFO(fifo);</text:span></text:p>
      <text:p text:style-name="P60">    <text:span text:style-name="T50">}</text:span></text:p>
      <text:p text:style-name="P60">    <text:span text:style-name="T43">else</text:span><text:span text:style-name="T50"> </text:span><text:span text:style-name="T43">return</text:span><text:span text:style-name="T50"> </text:span><text:span text:style-name="T49">0</text:span><text:span text:style-name="T50">;</text:span></text:p>
      <text:p text:style-name="P60">    <text:span text:style-name="T43">return</text:span><text:span text:style-name="T50"> </text:span><text:span text:style-name="T49">0</text:span><text:span text:style-name="T50">;</text:span></text:p>
      <text:p text:style-name="P52">}</text:p>
      <text:p text:style-name="P52"/>
      <text:p text:style-name="P64"><text:span text:style-name="T65">Wywołanie:</text:span></text:p>
      <text:p text:style-name="P45"><text:span text:style-name="T54">83613@st11-lab312:~/$ cd PW</text:span></text:p>
      <text:p text:style-name="P64"><text:span text:style-name="T57">83613@st11-lab312:~/</text:span><text:span text:style-name="T58">PW </text:span><text:span text:style-name="T57">$ </text:span><text:span text:style-name="T58">gcc zad3read.c -Wall -o zad3read</text:span></text:p>
      <text:p text:style-name="P64"><text:span text:style-name="T57">83613@st11-lab312:~/</text:span><text:span text:style-name="T58">PW </text:span><text:span text:style-name="T57">$ </text:span><text:span text:style-name="T58">gcc zad3write.c -Wall -o zad3write</text:span></text:p>
      <text:p text:style-name="P64"><text:span text:style-name="T58"/></text:p>
      <text:p text:style-name="P73"><text:span text:style-name="T62">(Wariant: </text:span><text:span text:style-name="T64">flaga O_NDELAY przy read() </text:span><text:span text:style-name="T62">→ pisanie → czytanie)</text:span></text:p>
      <text:p text:style-name="P64"><text:span text:style-name="T57">83613@st11-lab312:~/</text:span><text:span text:style-name="T58">PW </text:span><text:span text:style-name="T57">$ ./</text:span><text:span text:style-name="T58">zad</text:span><text:span text:style-name="T59">3</text:span><text:span text:style-name="T58">write &amp;</text:span></text:p>
      <text:p text:style-name="P70"><text:span text:style-name="T56">[1] 4527</text:span></text:p>
      <text:p text:style-name="P70"><text:span text:style-name="T57">83613@st11-lab312:~/</text:span><text:span text:style-name="T56">PW </text:span><text:span text:style-name="T57">$ ./</text:span><text:span text:style-name="T56">zad</text:span><text:span text:style-name="T59">3r</text:span><text:span text:style-name="T56">ead</text:span></text:p>
      <text:p text:style-name="P76"><text:span text:style-name="T56">[CZYTANIE] Otwarto FIFO do czytania!</text:span></text:p>
      <text:p text:style-name="P76"><text:span text:style-name="T56">[CZYTANIE] Nie mozna odczytac danych z FIFO!</text:span></text:p>
      <text:p text:style-name="P76"><text:span text:style-name="T56">: Resource temporarily unavailable</text:span></text:p>
      <text:p text:style-name="P76"><text:span text:style-name="T56">[PISANIE] Otwarto FIFO do pisania!</text:span></text:p>
      <text:p text:style-name="P76"><text:span text:style-name="T56">[PISANIE] Pomyslnie zapisno do FIFO!</text:span></text:p>
      <text:p text:style-name="P76"><text:span text:style-name="T56">[1]+ <text:s/>Zakończono <text:s text:c="12"/>./zad3write</text:span></text:p>
      <text:p text:style-name="P70"><text:span text:style-name="T56"/></text:p>
      <text:p text:style-name="P74"><text:span text:style-name="T62">(Wariant: </text:span><text:span text:style-name="T64">flaga O_NDELAY przy read()</text:span><text:span text:style-name="T62">→ czytanie → pisanie)</text:span></text:p>
      <text:p text:style-name="P64"><text:span text:style-name="T57">83613@st11-lab312:~/</text:span><text:span text:style-name="T58">PW </text:span><text:span text:style-name="T57">$ ./</text:span><text:span text:style-name="T58">zad</text:span><text:span text:style-name="T59">3read</text:span></text:p>
      <text:p text:style-name="P76"><text:span text:style-name="T56">[CZYTANIE] Otwarto FIFO do czytania!</text:span></text:p>
      <text:p text:style-name="P70"><text:span text:style-name="T57">83613@st11-lab312:~/</text:span><text:span text:style-name="T56">PW </text:span><text:span text:style-name="T57">$ </text:span></text:p>
      <text:p text:style-name="P64"><text:span text:style-name="T57">83613@st11-lab312:~/</text:span><text:span text:style-name="T58">PW </text:span><text:span text:style-name="T57">$ ./</text:span><text:span text:style-name="T58">zad2write &amp;</text:span></text:p>
      <text:p text:style-name="P76"><text:span text:style-name="T56">^C</text:span></text:p>
      <text:p text:style-name="P70"><text:span text:style-name="T57">83613@st11-lab312:~/</text:span><text:span text:style-name="T56">PW </text:span><text:span text:style-name="T57">$ </text:span></text:p>
      <text:p text:style-name="P53"><text:span text:style-name="T56"/></text:p>
      <text:p text:style-name="P74"><text:span text:style-name="T62">(Wariant: </text:span><text:span text:style-name="T64">flaga O_NDELAY przy write() </text:span><text:span text:style-name="T62">→ pisanie → czytanie)</text:span></text:p>
      <text:p text:style-name="P65"><text:span text:style-name="T57">83613@st11-lab312:~/</text:span><text:span text:style-name="T58">PW </text:span><text:span text:style-name="T57">$ ./</text:span><text:span text:style-name="T58">zad</text:span><text:span text:style-name="T59">3</text:span><text:span text:style-name="T58">write</text:span></text:p>
      <text:p text:style-name="P76"><text:span text:style-name="T56">Nie mozna otworzyc FIFO do pisania!: No such device or address</text:span></text:p>
      <text:p text:style-name="P71"><text:span text:style-name="T57">83613@st11-lab312:~/</text:span><text:span text:style-name="T56">PW </text:span><text:span text:style-name="T57">$ ./</text:span><text:span text:style-name="T56">zad</text:span><text:span text:style-name="T59">3r</text:span><text:span text:style-name="T56">ead</text:span></text:p>
      <text:p text:style-name="P76"><text:span text:style-name="T56">^C</text:span></text:p>
      <text:p text:style-name="P71"><text:span text:style-name="T57">83613@st11-lab312:~/</text:span><text:span text:style-name="T56">PW </text:span><text:span text:style-name="T57">$</text:span></text:p>
      <text:p text:style-name="P71"><text:span text:style-name="T56"/></text:p>
      <text:p text:style-name="P74"><text:span text:style-name="T62">(Wariant: </text:span><text:span text:style-name="T64">flaga O_NDELAY przy write()</text:span><text:span text:style-name="T62">→ czytanie → pisanie)</text:span></text:p>
      <text:p text:style-name="P65"><text:span text:style-name="T57">83613@st11-lab312:~/</text:span><text:span text:style-name="T58">PW </text:span><text:span text:style-name="T57">$ ./</text:span><text:span text:style-name="T58">zad</text:span><text:span text:style-name="T59">3read &amp;</text:span></text:p>
      <text:p text:style-name="P76"><text:span text:style-name="T56">[1] 4972</text:span></text:p>
      <text:p text:style-name="P71"><text:span text:style-name="T57">83613@st11-lab312:~/</text:span><text:span text:style-name="T56">PW </text:span><text:span text:style-name="T57">$ </text:span></text:p>
      <text:p text:style-name="P65"><text:span text:style-name="T57">83613@st11-lab312:~/</text:span><text:span text:style-name="T58">PW </text:span><text:span text:style-name="T57">$ ./</text:span><text:span text:style-name="T58">zad</text:span><text:span text:style-name="T59">3</text:span><text:span text:style-name="T58">write &amp;</text:span></text:p>
      <text:p text:style-name="P76"><text:span text:style-name="T56">[PISANIE] Otwarto FIFO do pisania!</text:span></text:p>
      <text:p text:style-name="P76"><text:span text:style-name="T56">[PISANIE] Pomyslnie zapisno do FIFO!</text:span></text:p>
      <text:p text:style-name="P76"><text:soft-page-break/><text:span text:style-name="T56">[CZYTANIE] Otwarto FIFO do czytania!</text:span></text:p>
      <text:p text:style-name="P76"><text:span text:style-name="T56">Ala ma kota a kot ma ale</text:span></text:p>
      <text:p text:style-name="P76"><text:span text:style-name="T56">[1]+ <text:s/>Zakończono <text:s text:c="12"/>./zad3read</text:span></text:p>
      <text:p text:style-name="P54"><text:span text:style-name="T39">83613@st11-lab312:~/</text:span><text:span text:style-name="T38">PW </text:span><text:span text:style-name="T39">$ </text:span></text:p>
      <text:p text:style-name="P54"><text:span text:style-name="T39"/></text:p>
      <text:p text:style-name="P61"><text:span text:style-name="T41">W</text:span><text:span text:style-name="T40">niosek:</text:span></text:p>
      <text:list xml:id="list1217051055558156783" text:style-name="L7">
        <text:list-item>
          <text:p text:style-name="P63">W sytuacji, gdy otwieramy kolejkę FIFO tylko do czytania, a żaden proces nie otworzył tej kolejki do pisania to ustawiając znacznik O_NDELAY nastąpi natychmiastowy powrót bez sygnalizowania błędów.</text:p>
        </text:list-item>
        <text:list-item>
          <text:p text:style-name="P63">W sytuacji, gdy otwieramy kolejkę FIFO tylko do pisania, a żaden proces nie otworzył tej kolejki do czytania to ustawiając znacznik O_NDELAY nastąpi natychmiastowy powrót z sygnalizowaniem błędu oraz umieszczana jest stała ENXIO w zmiennej zewnętrznej errno.</text:p>
        </text:list-item>
        <text:list-item>
          <text:p text:style-name="P63">W przypadku chęci odczytania kolejki FIFO, gdy brakuje w niej danych następuje natychmiastowy powrót oraz do funkcji read przekazywany jest argument 0. </text:p>
        </text:list-item>
        <text:list-item>
          <text:p text:style-name="P63">W przypadku chęci pisania do zapełnionej kolejki FIFO nastapi natychmiastowy powrót oraz do funkcji write przekazywany jest argument 0. </text:p>
        </text:list-item>
      </text:list>
      <text:p text:style-name="P37"><text:span text:style-name="T72"/></text:p>
      <text:p text:style-name="P25">Zadanie <text:span text:style-name="T74">4</text:span>. </text:p>
      <text:p text:style-name="P35"><text:span text:style-name="T55">Polecenie: </text:span></text:p>
      <text:p text:style-name="P29">Do programu piszącego dodać funkcje tworzące kolejkę FIFO, a do odbierającego usuwającą ją. </text:p>
      <text:p text:style-name="P29"><text:span text:style-name="T3"/></text:p>
      <text:p text:style-name="P43"><text:span text:style-name="T9">Kod źródłowy – </text:span><text:span text:style-name="T10">program czytający z kolejki:</text:span></text:p>
      <text:p text:style-name="P43"><text:span text:style-name="T10"/></text:p>
      <text:p text:style-name="P59"><text:span text:style-name="T42">#include </text:span><text:span text:style-name="T45">&lt;sys/types.h&gt;</text:span></text:p>
      <text:p text:style-name="P52"><text:span text:style-name="T42">#include </text:span><text:span text:style-name="T45">&lt;sys/stat.h&gt;</text:span></text:p>
      <text:p text:style-name="P52"><text:span text:style-name="T42">#include </text:span><text:span text:style-name="T45">&lt;fcntl.h&gt;</text:span></text:p>
      <text:p text:style-name="P52"><text:span text:style-name="T42">#include </text:span><text:span text:style-name="T45">&lt;stdio.h&gt;</text:span></text:p>
      <text:p text:style-name="P52"><text:span text:style-name="T42">#include </text:span><text:span text:style-name="T45">&lt;stdlib.h&gt;</text:span></text:p>
      <text:p text:style-name="P52"><text:span text:style-name="T42">#include </text:span><text:span text:style-name="T45">&lt;wait.h&gt;</text:span></text:p>
      <text:p text:style-name="P52"><text:span text:style-name="T42">#include </text:span><text:span text:style-name="T45">&lt;errno.h&gt;</text:span></text:p>
      <text:p text:style-name="P52"><text:span text:style-name="T42">#include </text:span><text:span text:style-name="T45">&lt;string.h&gt;</text:span></text:p>
      <text:p text:style-name="P52"><text:span text:style-name="T42">#include </text:span><text:span text:style-name="T45">&lt;unistd.h&gt;</text:span></text:p>
      <text:p text:style-name="P68"/>
      <text:p text:style-name="P52"><text:span text:style-name="T42">#define FIFO1 </text:span><text:span text:style-name="T45">"/tmp/fifo.2"</text:span></text:p>
      <text:p text:style-name="P52"><text:span text:style-name="T42">#define BUFFOR </text:span><text:span text:style-name="T48">24</text:span></text:p>
      <text:p text:style-name="P68"/>
      <text:p text:style-name="P52"><text:span text:style-name="T42">extern</text:span> <text:span text:style-name="T42">int</text:span> errno;</text:p>
      <text:p text:style-name="P68"/>
      <text:p text:style-name="P52"><text:span text:style-name="T42">int</text:span> otworzFIFO()</text:p>
      <text:p text:style-name="P52">{</text:p>
      <text:p text:style-name="P60">    <text:span text:style-name="T43">int</text:span><text:span text:style-name="T50"> fifo = open(FIFO1, O_RDONLY);</text:span></text:p>
      <text:p text:style-name="P60">    <text:span text:style-name="T43">if</text:span><text:span text:style-name="T50">(fifo &lt; </text:span><text:span text:style-name="T49">0</text:span><text:span text:style-name="T50">)</text:span></text:p>
      <text:p text:style-name="P60">    <text:span text:style-name="T50">{</text:span></text:p>
      <text:p text:style-name="P60">        <text:span text:style-name="T50">perror(</text:span><text:span text:style-name="T46">"Nie mozna otworzyc FIFO do czytania!"</text:span><text:span text:style-name="T50">);</text:span></text:p>
      <text:p text:style-name="P60">        <text:span text:style-name="T50">unlink(FIFO1);</text:span></text:p>
      <text:p text:style-name="P60">        <text:span text:style-name="T50">exit(</text:span><text:span text:style-name="T49">0</text:span><text:span text:style-name="T50">);</text:span></text:p>
      <text:p text:style-name="P60">    <text:span text:style-name="T50">}</text:span></text:p>
      <text:p text:style-name="P60">    <text:span text:style-name="T43">else</text:span></text:p>
      <text:p text:style-name="P60"><text:soft-page-break/>    <text:span text:style-name="T50">{</text:span></text:p>
      <text:p text:style-name="P60">        <text:span text:style-name="T50">printf(</text:span><text:span text:style-name="T46">"[CZYTANIE] Otwarto FIFO do czytania!\n"</text:span><text:span text:style-name="T50">);</text:span></text:p>
      <text:p text:style-name="P60">        <text:span text:style-name="T43">return</text:span><text:span text:style-name="T50"> fifo;</text:span></text:p>
      <text:p text:style-name="P60">    <text:span text:style-name="T50">}</text:span></text:p>
      <text:p text:style-name="P52">}</text:p>
      <text:p text:style-name="P68"/>
      <text:p text:style-name="P52"><text:span text:style-name="T42">void</text:span> czytajFIFO(<text:span text:style-name="T42">int</text:span> fifo)</text:p>
      <text:p text:style-name="P52">{   </text:p>
      <text:p text:style-name="P60">    <text:span text:style-name="T43">char</text:span><text:span text:style-name="T50"> buffor[BUFFOR];</text:span></text:p>
      <text:p text:style-name="P60">    <text:span text:style-name="T43">int</text:span><text:span text:style-name="T50"> n = read(fifo,buffor,</text:span><text:span text:style-name="T43">sizeof</text:span><text:span text:style-name="T50">(buffor));</text:span></text:p>
      <text:p text:style-name="P60">    <text:span text:style-name="T43">if</text:span><text:span text:style-name="T50">(n&lt;</text:span><text:span text:style-name="T49">0</text:span><text:span text:style-name="T50">)</text:span></text:p>
      <text:p text:style-name="P60">    <text:span text:style-name="T50">{</text:span></text:p>
      <text:p text:style-name="P60">        <text:span text:style-name="T50">perror(</text:span><text:span text:style-name="T46">"[CZYTANIE] Nie mozna odczytac danych z FIFO!\n"</text:span><text:span text:style-name="T50">);</text:span></text:p>
      <text:p text:style-name="P60">    <text:span text:style-name="T50">}</text:span></text:p>
      <text:p text:style-name="P60">    <text:span text:style-name="T43">else</text:span></text:p>
      <text:p text:style-name="P60">    <text:span text:style-name="T50">{</text:span></text:p>
      <text:p text:style-name="P60">        <text:span text:style-name="T50">buffor[n] = </text:span><text:span text:style-name="T46">'\0'</text:span><text:span text:style-name="T50">;</text:span></text:p>
      <text:p text:style-name="P60">        <text:span text:style-name="T50">write(</text:span><text:span text:style-name="T49">1</text:span><text:span text:style-name="T50">,buffor,n);</text:span></text:p>
      <text:p text:style-name="P60">        <text:span text:style-name="T50">printf(</text:span><text:span text:style-name="T46">"\n"</text:span><text:span text:style-name="T50">);</text:span></text:p>
      <text:p text:style-name="P60">    <text:span text:style-name="T50">}</text:span></text:p>
      <text:p text:style-name="P52">}</text:p>
      <text:p text:style-name="P68"/>
      <text:p text:style-name="P52"><text:span text:style-name="T42">void</text:span> usunFIFO()</text:p>
      <text:p text:style-name="P52">{</text:p>
      <text:p text:style-name="P52"><text:s text:c="4"/>unlink(FIFO1);</text:p>
      <text:p text:style-name="P52">}</text:p>
      <text:p text:style-name="P60">    </text:p>
      <text:p text:style-name="P52"><text:span text:style-name="T42">int</text:span> main(<text:span text:style-name="T42">void</text:span>)</text:p>
      <text:p text:style-name="P52">{</text:p>
      <text:p text:style-name="P60">    <text:span text:style-name="T43">int</text:span><text:span text:style-name="T50"> fifo = otworzFIFO();</text:span></text:p>
      <text:p text:style-name="P60">    <text:span text:style-name="T43">if</text:span><text:span text:style-name="T50">(fifo &gt; </text:span><text:span text:style-name="T49">0</text:span><text:span text:style-name="T50">)</text:span></text:p>
      <text:p text:style-name="P60">    <text:span text:style-name="T50">{</text:span></text:p>
      <text:p text:style-name="P60">        <text:span text:style-name="T50">czytajFIFO(fifo);</text:span></text:p>
      <text:p text:style-name="P60">    <text:span text:style-name="T50">}</text:span></text:p>
      <text:p text:style-name="P60">    <text:span text:style-name="T43">else</text:span><text:span text:style-name="T50"> </text:span><text:span text:style-name="T43">return</text:span><text:span text:style-name="T50"> </text:span><text:span text:style-name="T49">0</text:span><text:span text:style-name="T50">;</text:span></text:p>
      <text:p text:style-name="P60">    <text:span text:style-name="T50">usunFIFO();</text:span></text:p>
      <text:p text:style-name="P60">    <text:span text:style-name="T43">return</text:span><text:span text:style-name="T50"> </text:span><text:span text:style-name="T49">0</text:span><text:span text:style-name="T50">;</text:span></text:p>
      <text:p text:style-name="P52">}</text:p>
      <text:p text:style-name="P52"/>
      <text:p text:style-name="P38"><text:span text:style-name="T20">Kod źródłowy – </text:span><text:span text:style-name="T21">program </text:span><text:span text:style-name="T22">piszący do kolejki:</text:span></text:p>
      <text:p text:style-name="P39"><text:span text:style-name="T22"/></text:p>
      <text:p text:style-name="P83"><text:span text:style-name="T17">#include </text:span><text:span text:style-name="T14">&lt;sys/types.h&gt;</text:span></text:p>
      <text:p text:style-name="P52"><text:span text:style-name="T42">#include </text:span><text:span text:style-name="T45">&lt;sys/stat.h&gt;</text:span></text:p>
      <text:p text:style-name="P52"><text:span text:style-name="T42">#include </text:span><text:span text:style-name="T45">&lt;fcntl.h&gt;</text:span></text:p>
      <text:p text:style-name="P52"><text:span text:style-name="T42">#include </text:span><text:span text:style-name="T45">&lt;stdio.h&gt;</text:span></text:p>
      <text:p text:style-name="P52"><text:span text:style-name="T42">#include </text:span><text:span text:style-name="T45">&lt;stdlib.h&gt;</text:span></text:p>
      <text:p text:style-name="P52"><text:span text:style-name="T42">#include </text:span><text:span text:style-name="T45">&lt;wait.h&gt;</text:span></text:p>
      <text:p text:style-name="P52"><text:span text:style-name="T42">#include </text:span><text:span text:style-name="T45">&lt;errno.h&gt;</text:span></text:p>
      <text:p text:style-name="P52"><text:span text:style-name="T42">#include </text:span><text:span text:style-name="T45">&lt;string.h&gt;</text:span></text:p>
      <text:p text:style-name="P52"><text:soft-page-break/><text:span text:style-name="T42">#include </text:span><text:span text:style-name="T45">&lt;unistd.h&gt;</text:span></text:p>
      <text:p text:style-name="P68"/>
      <text:p text:style-name="P52"><text:span text:style-name="T42">#define FIFO1 </text:span><text:span text:style-name="T45">"/tmp/fifo.2"</text:span></text:p>
      <text:p text:style-name="P68"/>
      <text:p text:style-name="P52"><text:span text:style-name="T42">extern</text:span> <text:span text:style-name="T42">int</text:span> errno;</text:p>
      <text:p text:style-name="P68"/>
      <text:p text:style-name="P52"><text:span text:style-name="T42">void</text:span> stworzFIFO()</text:p>
      <text:p text:style-name="P52">{</text:p>
      <text:p text:style-name="P60">    <text:span text:style-name="T43">if</text:span><text:span text:style-name="T50">(mknod(FIFO1,</text:span><text:span text:style-name="T49">0666</text:span><text:span text:style-name="T50">|S_IFIFO,</text:span><text:span text:style-name="T49">0</text:span><text:span text:style-name="T50">)&lt;</text:span><text:span text:style-name="T49">0</text:span><text:span text:style-name="T50">)</text:span></text:p>
      <text:p text:style-name="P60">    <text:span text:style-name="T50">{</text:span></text:p>
      <text:p text:style-name="P60">        <text:span text:style-name="T50">perror(</text:span><text:span text:style-name="T46">"[PISANIE] Nie mozna stworzyc FIFO!\n"</text:span><text:span text:style-name="T50">);</text:span></text:p>
      <text:p text:style-name="P60">        <text:span text:style-name="T50">unlink(FIFO1);</text:span></text:p>
      <text:p text:style-name="P60">        <text:span text:style-name="T50">exit(</text:span><text:span text:style-name="T49">0</text:span><text:span text:style-name="T50">);</text:span></text:p>
      <text:p text:style-name="P60">    <text:span text:style-name="T50">}</text:span></text:p>
      <text:p text:style-name="P60">    <text:span text:style-name="T43">else</text:span></text:p>
      <text:p text:style-name="P60">    <text:span text:style-name="T50">{</text:span></text:p>
      <text:p text:style-name="P60">        <text:span text:style-name="T50">printf(</text:span><text:span text:style-name="T46">"[PISANIE] Pomyslnie utworzono FIFO!\n"</text:span><text:span text:style-name="T50">);</text:span></text:p>
      <text:p text:style-name="P60">    <text:span text:style-name="T50">}</text:span></text:p>
      <text:p text:style-name="P52">}</text:p>
      <text:p text:style-name="P68"/>
      <text:p text:style-name="P52"><text:span text:style-name="T42">int</text:span> otworzFIFO()</text:p>
      <text:p text:style-name="P52">{</text:p>
      <text:p text:style-name="P60">    <text:span text:style-name="T43">int</text:span><text:span text:style-name="T50"> fifo = open(FIFO1, O_WRONLY);</text:span></text:p>
      <text:p text:style-name="P60">    <text:span text:style-name="T43">if</text:span><text:span text:style-name="T50">(fifo &lt; </text:span><text:span text:style-name="T49">0</text:span><text:span text:style-name="T50">)</text:span></text:p>
      <text:p text:style-name="P60">    <text:span text:style-name="T50">{</text:span></text:p>
      <text:p text:style-name="P60">        <text:span text:style-name="T50">perror(</text:span><text:span text:style-name="T46">"Nie mozna otworzyc FIFO do pisania!"</text:span><text:span text:style-name="T50">);</text:span></text:p>
      <text:p text:style-name="P60">        <text:span text:style-name="T50">unlink(FIFO1);</text:span></text:p>
      <text:p text:style-name="P60">        <text:span text:style-name="T50">exit(</text:span><text:span text:style-name="T49">0</text:span><text:span text:style-name="T50">);</text:span></text:p>
      <text:p text:style-name="P60">    <text:span text:style-name="T50">}</text:span></text:p>
      <text:p text:style-name="P60">    <text:span text:style-name="T43">else</text:span></text:p>
      <text:p text:style-name="P60">    <text:span text:style-name="T50">{</text:span></text:p>
      <text:p text:style-name="P60">        <text:span text:style-name="T50">printf(</text:span><text:span text:style-name="T46">"[PISANIE] Otwarto FIFO do pisania!\n"</text:span><text:span text:style-name="T50">);</text:span></text:p>
      <text:p text:style-name="P60">        <text:span text:style-name="T43">return</text:span><text:span text:style-name="T50"> fifo;</text:span></text:p>
      <text:p text:style-name="P60">    <text:span text:style-name="T50">}</text:span></text:p>
      <text:p text:style-name="P52">}   </text:p>
      <text:p text:style-name="P68"/>
      <text:p text:style-name="P52"><text:span text:style-name="T42">void</text:span> piszDoFIFO(<text:span text:style-name="T42">int</text:span> fifo)</text:p>
      <text:p text:style-name="P52">{   </text:p>
      <text:p text:style-name="P60">    <text:span text:style-name="T43">char</text:span><text:span text:style-name="T50"> buffor[] = </text:span><text:span text:style-name="T46">"Ala ma kota a kot ma ale"</text:span><text:span text:style-name="T50">;</text:span></text:p>
      <text:p text:style-name="P60">    <text:span text:style-name="T43">int</text:span><text:span text:style-name="T50"> n = write(fifo,buffor,strlen(buffor));</text:span></text:p>
      <text:p text:style-name="P60">    <text:span text:style-name="T43">if</text:span><text:span text:style-name="T50">(strlen(buffor) != n)</text:span></text:p>
      <text:p text:style-name="P60">    <text:span text:style-name="T50">{</text:span></text:p>
      <text:p text:style-name="P60">        <text:span text:style-name="T50">perror(</text:span><text:span text:style-name="T46">"[PISANIE] Blad zapisu do FIFO!\n"</text:span><text:span text:style-name="T50">);</text:span></text:p>
      <text:p text:style-name="P60">    <text:span text:style-name="T50">}</text:span></text:p>
      <text:p text:style-name="P60">    <text:span text:style-name="T43">else</text:span></text:p>
      <text:p text:style-name="P60">    <text:span text:style-name="T50">{</text:span></text:p>
      <text:p text:style-name="P60">        <text:span text:style-name="T50">printf(</text:span><text:span text:style-name="T46">"[PISANIE] Pomyslnie zapisno do FIFO!\n"</text:span><text:span text:style-name="T50">);</text:span></text:p>
      <text:p text:style-name="P60">    <text:span text:style-name="T50">}</text:span></text:p>
      <text:p text:style-name="P49"><text:span text:style-name="T69">}  </text:span> </text:p>
      <text:p text:style-name="P68"><text:soft-page-break/></text:p>
      <text:p text:style-name="P52"><text:span text:style-name="T42">int</text:span> main(<text:span text:style-name="T42">void</text:span>)</text:p>
      <text:p text:style-name="P52">{</text:p>
      <text:p text:style-name="P60">    <text:span text:style-name="T50">stworzFIFO();</text:span></text:p>
      <text:p text:style-name="P60">    <text:span text:style-name="T43">int</text:span><text:span text:style-name="T50"> fifo = otworzFIFO();</text:span></text:p>
      <text:p text:style-name="P60">    <text:span text:style-name="T43">if</text:span><text:span text:style-name="T50">(fifo &gt; </text:span><text:span text:style-name="T49">0</text:span><text:span text:style-name="T50">)</text:span></text:p>
      <text:p text:style-name="P60">    <text:span text:style-name="T50">{</text:span></text:p>
      <text:p text:style-name="P60">        <text:span text:style-name="T50">piszDoFIFO(fifo);</text:span></text:p>
      <text:p text:style-name="P60">    <text:span text:style-name="T50">}</text:span></text:p>
      <text:p text:style-name="P60">    <text:span text:style-name="T43">else</text:span><text:span text:style-name="T50"> </text:span><text:span text:style-name="T43">return</text:span><text:span text:style-name="T50"> </text:span><text:span text:style-name="T49">0</text:span><text:span text:style-name="T50">;</text:span></text:p>
      <text:p text:style-name="P60">    <text:span text:style-name="T43">return</text:span><text:span text:style-name="T50"> </text:span><text:span text:style-name="T49">0</text:span><text:span text:style-name="T50">;</text:span></text:p>
      <text:p text:style-name="P52">}</text:p>
      <text:p text:style-name="P52"/>
      <text:p text:style-name="P66"><text:span text:style-name="T65">Wywołanie:</text:span></text:p>
      <text:p text:style-name="P46"><text:span text:style-name="T54">83613@st11-lab312:~/$ cd PW</text:span></text:p>
      <text:p text:style-name="P66"><text:span text:style-name="T57">83613@st11-lab312:~/</text:span><text:span text:style-name="T58">PW </text:span><text:span text:style-name="T57">$ </text:span><text:span text:style-name="T58">gcc zad</text:span><text:span text:style-name="T60">4</text:span><text:span text:style-name="T58">read.c -Wall -o zad</text:span><text:span text:style-name="T60">4</text:span><text:span text:style-name="T58">read</text:span></text:p>
      <text:p text:style-name="P66"><text:span text:style-name="T57">83613@st11-lab312:~/</text:span><text:span text:style-name="T58">PW </text:span><text:span text:style-name="T57">$ </text:span><text:span text:style-name="T58">gcc zad</text:span><text:span text:style-name="T60">4</text:span><text:span text:style-name="T58">write.c -Wall -o zad</text:span><text:span text:style-name="T60">4</text:span><text:span text:style-name="T58">write</text:span></text:p>
      <text:p text:style-name="P66"><text:span text:style-name="T57">83613@st11-lab312:~/</text:span><text:span text:style-name="T58">PW </text:span><text:span text:style-name="T57">$ ./</text:span><text:span text:style-name="T58">zad</text:span><text:span text:style-name="T60">4</text:span><text:span text:style-name="T58">write &amp;</text:span></text:p>
      <text:p text:style-name="P72"><text:span text:style-name="T56">[1] </text:span><text:span text:style-name="T60">5951</text:span></text:p>
      <text:p text:style-name="P72"><text:span text:style-name="T57">83613@st11-lab312:~/</text:span><text:span text:style-name="T56">PW </text:span><text:span text:style-name="T57">$ </text:span><text:span text:style-name="T60">[PISANIE] Pomyslnie utworzono FIFO!</text:span></text:p>
      <text:p text:style-name="P72"><text:span text:style-name="T60">./zad4read</text:span></text:p>
      <text:p text:style-name="P55"><text:span text:style-name="T38">[CZYTANIE] Otwarto FIFO do czytania!</text:span></text:p>
      <text:p text:style-name="P55"><text:span text:style-name="T38">[PISANIE] Otwarto FIFO do pisania!</text:span></text:p>
      <text:p text:style-name="P55"><text:span text:style-name="T38">[PISANIE] Pomyslnie zapisno do FIFO!</text:span></text:p>
      <text:p text:style-name="P55"><text:span text:style-name="T38">Ala ma kota a kot ma ale</text:span></text:p>
      <text:p text:style-name="P55"><text:span text:style-name="T38">[1]+ <text:s/>Zakończono <text:s text:c="12"/>./zad4write</text:span></text:p>
      <text:p text:style-name="P55"><text:span text:style-name="T38"/></text:p>
      <text:p text:style-name="P26">Zadanie <text:span text:style-name="T75">5</text:span>. </text:p>
      <text:p text:style-name="P36"><text:span text:style-name="T55">Polecenie: </text:span></text:p>
      <text:p text:style-name="P31">Stworzyć prosty komunikat:</text:p>
      <text:list xml:id="list5863688990529422397" text:style-name="L8">
        <text:list-item>
          <text:p text:style-name="P32">dwa osobne programy</text:p>
        </text:list-item>
        <text:list-item>
          <text:p text:style-name="P32">dwa terminale</text:p>
        </text:list-item>
        <text:list-item>
          <text:p text:style-name="P32">komunikacja w obie strony (2 kolejki potrzebne)</text:p>
        </text:list-item>
        <text:list-item>
          <text:p text:style-name="P32">po naciśnięciu ctrl+c w jednym z terminali program powinien się kończyć w obu <text:s/>(sprzątając kolejki i kończąc procesy)</text:p>
        </text:list-item>
      </text:list>
      <text:p text:style-name="P31">W wersji rozszerzonej należy stworzyć dwa osobne procesy, jeden proces odpowiedzialny za odbieranie drugi za wysyłanie. Wtedy wysyłanie oraz odbieranie będzie niezależne. </text:p>
      <text:p text:style-name="P30"><text:span text:style-name="T3"/></text:p>
      <text:p text:style-name="P38"><text:span text:style-name="T23">Kod źródłowy – </text:span><text:span text:style-name="T24">klient 1:</text:span></text:p>
      <text:p text:style-name="P84"><text:span text:style-name="T16"/></text:p>
      <text:p text:style-name="P80"><text:span text:style-name="T19">#include </text:span><text:span text:style-name="T16">&lt;stdio.h&gt;</text:span></text:p>
      <text:p text:style-name="P52"><text:span text:style-name="T42">#include </text:span><text:span text:style-name="T45">&lt;stdlib.h&gt;</text:span></text:p>
      <text:p text:style-name="P52"><text:span text:style-name="T42">#include </text:span><text:span text:style-name="T45">&lt;unistd.h&gt;</text:span></text:p>
      <text:p text:style-name="P52"><text:span text:style-name="T42">#include </text:span><text:span text:style-name="T45">&lt;string.h&gt;</text:span></text:p>
      <text:p text:style-name="P52"><text:span text:style-name="T42">#include </text:span><text:span text:style-name="T45">&lt;fcntl.h&gt;</text:span></text:p>
      <text:p text:style-name="P52"><text:span text:style-name="T42">#include </text:span><text:span text:style-name="T45">&lt;signal.h&gt;</text:span></text:p>
      <text:p text:style-name="P52"><text:span text:style-name="T42">#include </text:span><text:span text:style-name="T45">&lt;errno.h&gt;</text:span></text:p>
      <text:p text:style-name="P52"><text:span text:style-name="T42">#include </text:span><text:span text:style-name="T45">&lt;sys/types.h&gt;</text:span></text:p>
      <text:p text:style-name="P52"><text:soft-page-break/><text:span text:style-name="T42">#include </text:span><text:span text:style-name="T45">&lt;sys/stat.h&gt;</text:span></text:p>
      <text:p text:style-name="P68"/>
      <text:p text:style-name="P52"><text:span text:style-name="T42">#define FIFO1 </text:span><text:span text:style-name="T45">"/tmp/fifo.3"</text:span></text:p>
      <text:p text:style-name="P52"><text:span text:style-name="T42">#define FIFO2 </text:span><text:span text:style-name="T45">"/tmp/fifo.4"</text:span></text:p>
      <text:p text:style-name="P52"><text:span text:style-name="T42">#define PRAWA </text:span><text:span text:style-name="T48">0666</text:span></text:p>
      <text:p text:style-name="P52"><text:span text:style-name="T42">#define ROZMIAR_BUFORA </text:span><text:span text:style-name="T48">1024</text:span></text:p>
      <text:p text:style-name="P52"><text:span text:style-name="T42">#define KONIEC </text:span><text:span text:style-name="T45">"\1"</text:span></text:p>
      <text:p text:style-name="P68"/>
      <text:p text:style-name="P52"><text:span text:style-name="T42">extern</text:span> <text:span text:style-name="T42">int</text:span> errno;</text:p>
      <text:p text:style-name="P52"><text:span text:style-name="T42">int</text:span> fifo_zapis;</text:p>
      <text:p text:style-name="P52"><text:span text:style-name="T42">int</text:span> PID_potomek;</text:p>
      <text:p text:style-name="P68"/>
      <text:p text:style-name="P52"><text:span text:style-name="T42">void</text:span> obsluga_sygnalu(<text:span text:style-name="T42">int</text:span> nr_syg)</text:p>
      <text:p text:style-name="P52">{</text:p>
      <text:p text:style-name="P52"><text:tab/>write(fifo_zapis,KONIEC,<text:span text:style-name="T42">sizeof</text:span>(KONIEC));</text:p>
      <text:p text:style-name="P52"><text:tab/>exit(<text:span text:style-name="T48">0</text:span>);</text:p>
      <text:p text:style-name="P52">}</text:p>
      <text:p text:style-name="P68"/>
      <text:p text:style-name="P52"><text:span text:style-name="T42">void</text:span> stworz_kolejki()</text:p>
      <text:p text:style-name="P52">{</text:p>
      <text:p text:style-name="P52"><text:span text:style-name="T42"><text:tab/>if</text:span>(access(FIFO1,F_OK)!=-<text:span text:style-name="T48">1</text:span> &amp;&amp; access(FIFO1,F_OK)!=-<text:span text:style-name="T48">1</text:span>)</text:p>
      <text:p text:style-name="P52"><text:tab/>{</text:p>
      <text:p text:style-name="P52"><text:tab/><text:tab/>printf(<text:span text:style-name="T45">"[KLIENT 1] Kolejki juz istnieja - stworzone przez [KLIENT 2].\n"</text:span>);</text:p>
      <text:p text:style-name="P52"><text:tab/>}</text:p>
      <text:p text:style-name="P52"><text:span text:style-name="T42"><text:tab/>else</text:span> </text:p>
      <text:p text:style-name="P52"><text:tab/>{</text:p>
      <text:p text:style-name="P52"><text:span text:style-name="T42"><text:tab/><text:tab/>if</text:span>(mknod(FIFO1,PRAWA|S_IFIFO,<text:span text:style-name="T48">0</text:span>) == -<text:span text:style-name="T48">1</text:span>)</text:p>
      <text:p text:style-name="P52"><text:tab/><text:tab/>{</text:p>
      <text:p text:style-name="P52"><text:tab/><text:tab/><text:tab/>perror(<text:span text:style-name="T45">"[KLIENT 1] Nie mozna stworzyc kolejki FIFO1!\n"</text:span>);</text:p>
      <text:p text:style-name="P52"><text:tab/><text:tab/>}</text:p>
      <text:p text:style-name="P77"><text:tab/><text:tab/>else</text:p>
      <text:p text:style-name="P52"><text:tab/><text:tab/>{</text:p>
      <text:p text:style-name="P52"><text:tab/><text:tab/><text:tab/>printf(<text:span text:style-name="T45">"[KLIENT 1] Stworzono kolejke FIFO1.\n"</text:span>);</text:p>
      <text:p text:style-name="P52"><text:tab/><text:tab/>}</text:p>
      <text:p text:style-name="P52"><text:span text:style-name="T42"><text:tab/><text:tab/>if</text:span>(mknod(FIFO2,PRAWA|S_IFIFO,<text:span text:style-name="T48">0</text:span>) == -<text:span text:style-name="T48">1</text:span>)</text:p>
      <text:p text:style-name="P52"><text:tab/><text:tab/>{</text:p>
      <text:p text:style-name="P52"><text:tab/><text:tab/><text:tab/>perror(<text:span text:style-name="T45">"[KLIENT 1] Nie mozna stworzyc kolejki FIFO2!\n"</text:span>);</text:p>
      <text:p text:style-name="P52"><text:tab/><text:tab/>}</text:p>
      <text:p text:style-name="P77"><text:tab/><text:tab/>else</text:p>
      <text:p text:style-name="P52"><text:tab/><text:tab/>{</text:p>
      <text:p text:style-name="P52"><text:tab/><text:tab/><text:tab/>printf(<text:span text:style-name="T45">"[KLIENT 1] Stworzono kolejke FIFO2.\n"</text:span>);</text:p>
      <text:p text:style-name="P52"><text:tab/><text:tab/>}</text:p>
      <text:p text:style-name="P52"><text:tab/>}</text:p>
      <text:p text:style-name="P68"><text:span text:style-name="T66">}</text:span></text:p>
      <text:p text:style-name="P52"><text:span text:style-name="T42">void</text:span> usun_kolejki()</text:p>
      <text:p text:style-name="P52">{</text:p>
      <text:p text:style-name="P52"><text:tab/>unlink(FIFO1);</text:p>
      <text:p text:style-name="P52"><text:tab/>unlink(FIFO2);</text:p>
      <text:p text:style-name="P68"><text:span text:style-name="T66">}</text:span></text:p>
      <text:p text:style-name="P52"><text:soft-page-break/><text:span text:style-name="T42">void</text:span> czytaj_kolejke()</text:p>
      <text:p text:style-name="P52">{</text:p>
      <text:p text:style-name="P52"><text:span text:style-name="T42"><text:tab/>int</text:span> fifo = open(FIFO2,O_RDONLY);</text:p>
      <text:p text:style-name="P52"><text:span text:style-name="T42"><text:tab/>if</text:span>(fifo&lt;<text:span text:style-name="T48">0</text:span>)</text:p>
      <text:p text:style-name="P52"><text:tab/>{</text:p>
      <text:p text:style-name="P52"><text:tab/><text:tab/>perror(<text:span text:style-name="T45">"[KLIENT 1] Nie mozna otworzyc kolejki FIFO2 do czytania!\n"</text:span>);</text:p>
      <text:p text:style-name="P52"><text:tab/><text:tab/>exit(-<text:span text:style-name="T48">1</text:span>);</text:p>
      <text:p text:style-name="P52"><text:tab/>}</text:p>
      <text:p text:style-name="P77"><text:tab/>else</text:p>
      <text:p text:style-name="P52"><text:tab/>{</text:p>
      <text:p text:style-name="P52"><text:tab/><text:tab/>printf(<text:span text:style-name="T45">"[KLIENT 1] Pomyslnie otwarto kolejke FIFO2 do czytania!\n"</text:span>);</text:p>
      <text:p text:style-name="P52"><text:tab/>}</text:p>
      <text:p text:style-name="P52"><text:span text:style-name="T42"><text:tab/>char</text:span> bufor[ROZMIAR_BUFORA];</text:p>
      <text:p text:style-name="P52"><text:span text:style-name="T42"><text:tab/>while</text:span>(strcmp(KONIEC,bufor)!=<text:span text:style-name="T48">0</text:span>)</text:p>
      <text:p text:style-name="P52"><text:tab/>{</text:p>
      <text:p text:style-name="P52"><text:span text:style-name="T42"><text:tab/><text:tab/>int</text:span> n = read(fifo,bufor,<text:span text:style-name="T42">sizeof</text:span>(bufor));</text:p>
      <text:p text:style-name="P52"><text:span text:style-name="T42"><text:tab/><text:tab/>if</text:span>(n&lt;=<text:span text:style-name="T48">0</text:span>)</text:p>
      <text:p text:style-name="P52"><text:tab/><text:tab/>{</text:p>
      <text:p text:style-name="P52"><text:tab/><text:tab/><text:tab/>perror(<text:span text:style-name="T45">"[KLIENT 1] Blad odczytu z kolejki FIFO2!\n"</text:span>);</text:p>
      <text:p text:style-name="P52"><text:tab/><text:tab/>}</text:p>
      <text:p text:style-name="P77"><text:tab/><text:tab/>else</text:p>
      <text:p text:style-name="P52"><text:tab/><text:tab/>{</text:p>
      <text:p text:style-name="P52"><text:tab/><text:tab/><text:tab/>bufor[n]=<text:span text:style-name="T45">'\0'</text:span>;</text:p>
      <text:p text:style-name="P52"><text:span text:style-name="T42"><text:tab/><text:tab/><text:tab/>if</text:span>(strcmp(KONIEC,bufor)==<text:span text:style-name="T48">0</text:span>)</text:p>
      <text:p text:style-name="P52"><text:tab/><text:tab/><text:tab/>{</text:p>
      <text:p text:style-name="P52"><text:tab/><text:tab/><text:tab/><text:tab/>printf(<text:span text:style-name="T45">"[KLIENT 2] odlaczyl sie od komunikacji!\n"</text:span>);</text:p>
      <text:p text:style-name="P52"><text:tab/><text:tab/><text:tab/><text:tab/><text:span text:style-name="T76">break;</text:span></text:p>
      <text:p text:style-name="P52"><text:tab/><text:tab/><text:tab/>}</text:p>
      <text:p text:style-name="P52"><text:span text:style-name="T42"><text:tab/><text:tab/><text:tab/>else</text:span> printf(<text:span text:style-name="T45">"[KLIENT 2]: %s"</text:span>,bufor);</text:p>
      <text:p text:style-name="P52"><text:tab/><text:tab/>}</text:p>
      <text:p text:style-name="P52"><text:tab/>}</text:p>
      <text:p text:style-name="P52"><text:tab/>usun_kolejki();</text:p>
      <text:p text:style-name="P52">}</text:p>
      <text:p text:style-name="P68"/>
      <text:p text:style-name="P52"><text:span text:style-name="T42">void</text:span> pisz_do_kolejki()</text:p>
      <text:p text:style-name="P52">{</text:p>
      <text:p text:style-name="P52"><text:tab/>fifo_zapis = open(FIFO1,O_WRONLY);</text:p>
      <text:p text:style-name="P52"><text:span text:style-name="T42"><text:tab/>if</text:span>(fifo_zapis&lt;<text:span text:style-name="T48">0</text:span>)</text:p>
      <text:p text:style-name="P52"><text:tab/>{</text:p>
      <text:p text:style-name="P52"><text:tab/><text:tab/>perror(<text:span text:style-name="T45">"[KLIENT 1] Nie mozna otworzyc kolejki FIFO1 do pisania!\n"</text:span>);</text:p>
      <text:p text:style-name="P52"><text:tab/><text:tab/>exit(-<text:span text:style-name="T48">1</text:span>);</text:p>
      <text:p text:style-name="P52"><text:tab/>}</text:p>
      <text:p text:style-name="P77"><text:tab/>else</text:p>
      <text:p text:style-name="P52"><text:tab/>{</text:p>
      <text:p text:style-name="P52"><text:tab/><text:tab/>printf(<text:span text:style-name="T45">"[KLIENT 1] Pomyslnie otwarto kolejke FIFO1 do pisania!\n"</text:span>);</text:p>
      <text:p text:style-name="P52"><text:tab/>}</text:p>
      <text:p text:style-name="P52"><text:span text:style-name="T42"><text:tab/>char</text:span> bufor[ROZMIAR_BUFORA];</text:p>
      <text:p text:style-name="P52"/>
      <text:p text:style-name="P52"/>
      <text:p text:style-name="P52"><text:soft-page-break/><text:span text:style-name="T42"><text:tab/>while</text:span>(<text:span text:style-name="T48">1</text:span>)</text:p>
      <text:p text:style-name="P52"><text:tab/>{</text:p>
      <text:p text:style-name="P52"><text:tab/><text:tab/>fgets(bufor,<text:span text:style-name="T42">sizeof</text:span>(bufor),stdin);</text:p>
      <text:p text:style-name="P52"><text:span text:style-name="T42"><text:tab/><text:tab/>int</text:span> n = write(fifo_zapis,bufor,strlen(bufor));</text:p>
      <text:p text:style-name="P52"><text:span text:style-name="T42"><text:tab/><text:tab/>if</text:span>(strlen(bufor)!=n)</text:p>
      <text:p text:style-name="P52"><text:tab/><text:tab/>{</text:p>
      <text:p text:style-name="P52"><text:tab/><text:tab/><text:tab/>perror(<text:span text:style-name="T45">"[KLIENT 1] Nie udalo sie zapisac wiadomosci do kolejki FIFO1!\n"</text:span>);</text:p>
      <text:p text:style-name="P52"><text:tab/><text:tab/>}</text:p>
      <text:p text:style-name="P52"><text:tab/>}</text:p>
      <text:p text:style-name="P52">}</text:p>
      <text:p text:style-name="P68"/>
      <text:p text:style-name="P52"><text:span text:style-name="T42">int</text:span> main(<text:span text:style-name="T42">void</text:span>)</text:p>
      <text:p text:style-name="P52">{</text:p>
      <text:p text:style-name="P52"><text:tab/>signal(SIGINT,obsluga_sygnalu);</text:p>
      <text:p text:style-name="P52"><text:tab/>stworz_kolejki();</text:p>
      <text:p text:style-name="P52"><text:span text:style-name="T42"><text:tab/>if</text:span>((PID_potomek = fork()) &lt; <text:span text:style-name="T48">0</text:span>)</text:p>
      <text:p text:style-name="P52"><text:tab/>{</text:p>
      <text:p text:style-name="P52"><text:tab/><text:tab/>perror(<text:span text:style-name="T45">"[KLIENT 1] Nie moge forknac!\n"</text:span>);</text:p>
      <text:p text:style-name="P52"><text:tab/>}</text:p>
      <text:p text:style-name="P77"><text:tab/>else</text:p>
      <text:p text:style-name="P52"><text:tab/>{</text:p>
      <text:p text:style-name="P52"><text:span text:style-name="T42"><text:tab/><text:tab/>if</text:span>(PID_potomek == <text:span text:style-name="T48">0</text:span>)</text:p>
      <text:p text:style-name="P52"><text:tab/><text:tab/>{</text:p>
      <text:p text:style-name="P52"><text:tab/><text:tab/><text:tab/>pisz_do_kolejki();</text:p>
      <text:p text:style-name="P52"><text:tab/><text:tab/><text:tab/>exit(<text:span text:style-name="T48">0</text:span>);</text:p>
      <text:p text:style-name="P52"><text:tab/><text:tab/>}</text:p>
      <text:p text:style-name="P77"><text:tab/><text:tab/>else</text:p>
      <text:p text:style-name="P52"><text:tab/><text:tab/>{</text:p>
      <text:p text:style-name="P52"><text:tab/><text:tab/><text:tab/>czytaj_kolejke();</text:p>
      <text:p text:style-name="P52"><text:tab/><text:tab/><text:tab/>kill(PID_potomek,SIGKILL);</text:p>
      <text:p text:style-name="P52"><text:tab/><text:tab/>}</text:p>
      <text:p text:style-name="P52"><text:tab/>}</text:p>
      <text:p text:style-name="P52"><text:span text:style-name="T42">return</text:span> <text:span text:style-name="T48">0</text:span>;</text:p>
      <text:p text:style-name="P52">}</text:p>
      <text:p text:style-name="P40"><text:span text:style-name="T26"/></text:p>
      <text:p text:style-name="P40"><text:span text:style-name="T26">Kod źródłowy – </text:span><text:span text:style-name="T24">klient </text:span><text:span text:style-name="T25">2:</text:span></text:p>
      <text:p text:style-name="P78"><text:span text:style-name="T16"/></text:p>
      <text:p text:style-name="P82"><text:span text:style-name="T19">#include </text:span><text:span text:style-name="T16">&lt;stdio.h&gt;</text:span></text:p>
      <text:p text:style-name="P52"><text:span text:style-name="T42">#include </text:span><text:span text:style-name="T45">&lt;stdlib.h&gt;</text:span></text:p>
      <text:p text:style-name="P52"><text:span text:style-name="T42">#include </text:span><text:span text:style-name="T45">&lt;unistd.h&gt;</text:span></text:p>
      <text:p text:style-name="P52"><text:span text:style-name="T42">#include </text:span><text:span text:style-name="T45">&lt;string.h&gt;</text:span></text:p>
      <text:p text:style-name="P52"><text:span text:style-name="T42">#include </text:span><text:span text:style-name="T45">&lt;fcntl.h&gt;</text:span></text:p>
      <text:p text:style-name="P52"><text:span text:style-name="T42">#include </text:span><text:span text:style-name="T45">&lt;signal.h&gt;</text:span></text:p>
      <text:p text:style-name="P52"><text:span text:style-name="T42">#include </text:span><text:span text:style-name="T45">&lt;errno.h&gt;</text:span></text:p>
      <text:p text:style-name="P52"><text:span text:style-name="T42">#include </text:span><text:span text:style-name="T45">&lt;sys/types.h&gt;</text:span></text:p>
      <text:p text:style-name="P52"><text:span text:style-name="T42">#include </text:span><text:span text:style-name="T45">&lt;sys/stat.h&gt;</text:span></text:p>
      <text:p text:style-name="P68"/>
      <text:p text:style-name="P52"><text:span text:style-name="T42">#define FIFO1 </text:span><text:span text:style-name="T45">"/tmp/fifo.3"</text:span></text:p>
      <text:p text:style-name="P52"><text:span text:style-name="T42">#define FIFO2 </text:span><text:span text:style-name="T45">"/tmp/fifo.4"</text:span></text:p>
      <text:p text:style-name="P52"><text:soft-page-break/><text:span text:style-name="T42">#define PRAWA </text:span><text:span text:style-name="T48">0666</text:span></text:p>
      <text:p text:style-name="P52"><text:span text:style-name="T42">#define ROZMIAR_BUFORA </text:span><text:span text:style-name="T48">1024</text:span></text:p>
      <text:p text:style-name="P52"><text:span text:style-name="T42">#define KONIEC </text:span><text:span text:style-name="T45">"\1"</text:span></text:p>
      <text:p text:style-name="P68"/>
      <text:p text:style-name="P52"><text:span text:style-name="T42">extern</text:span> <text:span text:style-name="T42">int</text:span> errno;</text:p>
      <text:p text:style-name="P52"><text:span text:style-name="T42">int</text:span> fifo_zapis;</text:p>
      <text:p text:style-name="P52"><text:span text:style-name="T42">int</text:span> PID_potomek;</text:p>
      <text:p text:style-name="P68"/>
      <text:p text:style-name="P52"><text:span text:style-name="T42">void</text:span> obsluga_sygnalu(<text:span text:style-name="T42">int</text:span> nr_syg)</text:p>
      <text:p text:style-name="P52">{</text:p>
      <text:p text:style-name="P52"><text:tab/>write(fifo_zapis,KONIEC,<text:span text:style-name="T42">sizeof</text:span>(KONIEC));</text:p>
      <text:p text:style-name="P52"><text:tab/>exit(<text:span text:style-name="T48">0</text:span>);</text:p>
      <text:p text:style-name="P52">}</text:p>
      <text:p text:style-name="P68"/>
      <text:p text:style-name="P52"><text:span text:style-name="T42">void</text:span> stworz_kolejki()</text:p>
      <text:p text:style-name="P52">{</text:p>
      <text:p text:style-name="P52"><text:span text:style-name="T42"><text:tab/>if</text:span>(access(FIFO1,F_OK)!=-<text:span text:style-name="T48">1</text:span> &amp;&amp; access(FIFO1,F_OK)!=-<text:span text:style-name="T48">1</text:span>)</text:p>
      <text:p text:style-name="P52"><text:tab/>{</text:p>
      <text:p text:style-name="P52"><text:tab/><text:tab/>printf(<text:span text:style-name="T45">"[KLIENT 2] Kolejki juz istnieja - stworzone przez [KLIENT 1].\n"</text:span>);</text:p>
      <text:p text:style-name="P52"><text:tab/>}</text:p>
      <text:p text:style-name="P77"><text:tab/>else</text:p>
      <text:p text:style-name="P52"><text:tab/>{</text:p>
      <text:p text:style-name="P52"><text:span text:style-name="T42"><text:tab/><text:tab/>if</text:span>(mknod(FIFO1,PRAWA|S_IFIFO,<text:span text:style-name="T48">0</text:span>) == -<text:span text:style-name="T48">1</text:span>)</text:p>
      <text:p text:style-name="P52"><text:tab/><text:tab/>{</text:p>
      <text:p text:style-name="P52"><text:tab/><text:tab/><text:tab/>perror(<text:span text:style-name="T45">"[KLIENT 2] Nie mozna stworzyc kolejki FIFO1!\n"</text:span>);</text:p>
      <text:p text:style-name="P52"><text:tab/><text:tab/>}</text:p>
      <text:p text:style-name="P77"><text:tab/><text:tab/>else</text:p>
      <text:p text:style-name="P52"><text:tab/><text:tab/>{</text:p>
      <text:p text:style-name="P52"><text:tab/><text:tab/><text:tab/>printf(<text:span text:style-name="T45">"[KLIENT 2] Stworzono kolejke FIFO1.\n"</text:span>);</text:p>
      <text:p text:style-name="P52"><text:tab/><text:tab/>}</text:p>
      <text:p text:style-name="P52"><text:span text:style-name="T42"><text:tab/><text:tab/>if</text:span>(mknod(FIFO2,PRAWA|S_IFIFO,<text:span text:style-name="T48">0</text:span>) == -<text:span text:style-name="T48">1</text:span>)</text:p>
      <text:p text:style-name="P52"><text:tab/><text:tab/>{</text:p>
      <text:p text:style-name="P52"><text:tab/><text:tab/><text:tab/>perror(<text:span text:style-name="T45">"[KLIENT 2] Nie mozna stworzyc kolejki FIFO2!\n"</text:span>);</text:p>
      <text:p text:style-name="P52"><text:tab/><text:tab/>}</text:p>
      <text:p text:style-name="P77"><text:tab/><text:tab/>else</text:p>
      <text:p text:style-name="P52"><text:tab/><text:tab/>{</text:p>
      <text:p text:style-name="P52"><text:tab/><text:tab/><text:tab/>printf(<text:span text:style-name="T45">"[KLIENT 2] Stworzono kolejke FIFO2.\n"</text:span>);</text:p>
      <text:p text:style-name="P52"><text:tab/><text:tab/>}</text:p>
      <text:p text:style-name="P52"><text:tab/>}</text:p>
      <text:p text:style-name="P52">}</text:p>
      <text:p text:style-name="P68"/>
      <text:p text:style-name="P52"><text:span text:style-name="T42">void</text:span> usun_kolejki()</text:p>
      <text:p text:style-name="P52">{</text:p>
      <text:p text:style-name="P52"><text:tab/>unlink(FIFO1);</text:p>
      <text:p text:style-name="P52"><text:tab/>unlink(FIFO2);</text:p>
      <text:p text:style-name="P52">}</text:p>
      <text:p text:style-name="P68"/>
      <text:p text:style-name="P68"/>
      <text:p text:style-name="P52"><text:span text:style-name="T42">void</text:span> czytaj_kolejke()</text:p>
      <text:p text:style-name="P52"><text:soft-page-break/>{</text:p>
      <text:p text:style-name="P52"><text:span text:style-name="T42"><text:tab/>int</text:span> fifo = open(FIFO1,O_RDONLY);</text:p>
      <text:p text:style-name="P52"><text:span text:style-name="T42"><text:tab/>if</text:span>(fifo&lt;<text:span text:style-name="T48">0</text:span>)</text:p>
      <text:p text:style-name="P52"><text:tab/>{</text:p>
      <text:p text:style-name="P52"><text:tab/><text:tab/>perror(<text:span text:style-name="T45">"[KLIENT 2] Nie mozna otworzyc kolejki FIFO1 do czytania!\n"</text:span>);</text:p>
      <text:p text:style-name="P52"><text:tab/><text:tab/>exit(-<text:span text:style-name="T48">1</text:span>);</text:p>
      <text:p text:style-name="P52"><text:tab/>}</text:p>
      <text:p text:style-name="P77"><text:tab/>else</text:p>
      <text:p text:style-name="P52"><text:tab/>{</text:p>
      <text:p text:style-name="P52"><text:tab/><text:tab/>printf(<text:span text:style-name="T45">"[KLIENT 2] Pomyslnie otwarto kolejke FIFO1 do czytania!\n"</text:span>);</text:p>
      <text:p text:style-name="P52"><text:tab/>}</text:p>
      <text:p text:style-name="P52"><text:span text:style-name="T42"><text:tab/>char</text:span> bufor[ROZMIAR_BUFORA];</text:p>
      <text:p text:style-name="P52"><text:span text:style-name="T42"><text:tab/>while</text:span>(strcmp(bufor,KONIEC)!=<text:span text:style-name="T48">0</text:span>)</text:p>
      <text:p text:style-name="P52"><text:tab/>{</text:p>
      <text:p text:style-name="P52"><text:span text:style-name="T42"><text:tab/><text:tab/>int</text:span> n = read(fifo,bufor,<text:span text:style-name="T42">sizeof</text:span>(bufor));</text:p>
      <text:p text:style-name="P52"><text:span text:style-name="T42"><text:tab/><text:tab/>if</text:span>(n&lt;=<text:span text:style-name="T48">0</text:span>)</text:p>
      <text:p text:style-name="P52"><text:tab/><text:tab/>{</text:p>
      <text:p text:style-name="P52"><text:tab/><text:tab/><text:tab/>perror(<text:span text:style-name="T45">"[KLIENT 2] Blad odczytu z kolejki FIFO1!\n"</text:span>);</text:p>
      <text:p text:style-name="P52"><text:tab/><text:tab/>}</text:p>
      <text:p text:style-name="P77"><text:tab/><text:tab/>else</text:p>
      <text:p text:style-name="P52"><text:tab/><text:tab/>{</text:p>
      <text:p text:style-name="P52"><text:tab/><text:tab/><text:tab/>bufor[n]=<text:span text:style-name="T45">'\0'</text:span>;</text:p>
      <text:p text:style-name="P52"><text:span text:style-name="T42"><text:tab/><text:tab/><text:tab/>if</text:span>(strcmp(KONIEC,bufor)==<text:span text:style-name="T48">0</text:span>)</text:p>
      <text:p text:style-name="P52"><text:tab/><text:tab/><text:tab/>{</text:p>
      <text:p text:style-name="P52"><text:tab/><text:tab/><text:tab/><text:tab/>printf(<text:span text:style-name="T45">"[KLIENT 1] odlaczyl sie od komunikacji!\n"</text:span>);</text:p>
      <text:p text:style-name="P52"><text:span text:style-name="T42"><text:tab/><text:tab/><text:tab/><text:tab/>break</text:span>;</text:p>
      <text:p text:style-name="P52"><text:tab/><text:tab/><text:tab/>}</text:p>
      <text:p text:style-name="P52"><text:span text:style-name="T42"><text:tab/><text:tab/><text:tab/>else</text:span> printf(<text:span text:style-name="T45">"[KLIENT 1]: %s"</text:span>,bufor);</text:p>
      <text:p text:style-name="P52"><text:tab/><text:tab/>}</text:p>
      <text:p text:style-name="P52"><text:tab/>}</text:p>
      <text:p text:style-name="P52"><text:tab/>usun_kolejki();</text:p>
      <text:p text:style-name="P52">}</text:p>
      <text:p text:style-name="P68"/>
      <text:p text:style-name="P52"><text:span text:style-name="T42">void</text:span> pisz_do_kolejki()</text:p>
      <text:p text:style-name="P52">{</text:p>
      <text:p text:style-name="P52"><text:tab/>fifo_zapis = open(FIFO2,O_WRONLY);</text:p>
      <text:p text:style-name="P52"><text:span text:style-name="T42"><text:tab/>if</text:span>(fifo_zapis&lt;<text:span text:style-name="T48">0</text:span>)</text:p>
      <text:p text:style-name="P52"><text:tab/>{</text:p>
      <text:p text:style-name="P52"><text:tab/><text:tab/>perror(<text:span text:style-name="T45">"[KLIENT 2] Nie mozna otworzyc kolejki FIFO2 do pisania!\n"</text:span>);</text:p>
      <text:p text:style-name="P52"><text:tab/><text:tab/>exit(-<text:span text:style-name="T48">1</text:span>);</text:p>
      <text:p text:style-name="P52"><text:tab/>}</text:p>
      <text:p text:style-name="P77"><text:tab/>else</text:p>
      <text:p text:style-name="P52"><text:tab/>{</text:p>
      <text:p text:style-name="P52"><text:tab/><text:tab/>printf(<text:span text:style-name="T45">"[KLIENT 2] Pomyslnie otwarto kolejke FIFO2 do pisania!\n"</text:span>);</text:p>
      <text:p text:style-name="P52"><text:tab/>}</text:p>
      <text:p text:style-name="P52"><text:span text:style-name="T42"><text:tab/>char</text:span> bufor[ROZMIAR_BUFORA];</text:p>
      <text:p text:style-name="P52"/>
      <text:p text:style-name="P52"/>
      <text:p text:style-name="P52"><text:span text:style-name="T42"><text:tab/>while</text:span>(<text:span text:style-name="T48">1</text:span>)</text:p>
      <text:p text:style-name="P52"><text:soft-page-break/><text:tab/>{</text:p>
      <text:p text:style-name="P52"><text:tab/><text:tab/>fgets(bufor,<text:span text:style-name="T42">sizeof</text:span>(bufor),stdin);</text:p>
      <text:p text:style-name="P52"><text:span text:style-name="T42"><text:tab/><text:tab/>int</text:span> n = write(fifo_zapis,bufor,strlen(bufor));</text:p>
      <text:p text:style-name="P52"><text:span text:style-name="T42"><text:tab/><text:tab/>if</text:span>(strlen(bufor)!=n)</text:p>
      <text:p text:style-name="P52"><text:tab/><text:tab/>{</text:p>
      <text:p text:style-name="P52"><text:tab/><text:tab/><text:tab/>perror(<text:span text:style-name="T45">"[KLIENT 2] Nie udalo sie zapisac wiadomosci do kolejki FIFO2!\n"</text:span>);</text:p>
      <text:p text:style-name="P52"><text:tab/><text:tab/>}</text:p>
      <text:p text:style-name="P52"><text:tab/>}</text:p>
      <text:p text:style-name="P52">}</text:p>
      <text:p text:style-name="P68"/>
      <text:p text:style-name="P52"><text:span text:style-name="T42">int</text:span> main(<text:span text:style-name="T42">void</text:span>)</text:p>
      <text:p text:style-name="P52">{</text:p>
      <text:p text:style-name="P52"><text:tab/>signal(SIGINT,obsluga_sygnalu);</text:p>
      <text:p text:style-name="P52"><text:tab/>stworz_kolejki();</text:p>
      <text:p text:style-name="P52"><text:span text:style-name="T42"><text:tab/>if</text:span>((PID_potomek = fork()) &lt; <text:span text:style-name="T48">0</text:span>)</text:p>
      <text:p text:style-name="P52"><text:tab/>{</text:p>
      <text:p text:style-name="P52"><text:tab/><text:tab/>perror(<text:span text:style-name="T45">"[KLIENT 2] Nie moge forknac!\n"</text:span>);</text:p>
      <text:p text:style-name="P52"><text:tab/>}</text:p>
      <text:p text:style-name="P77"><text:tab/>else</text:p>
      <text:p text:style-name="P52"><text:tab/>{</text:p>
      <text:p text:style-name="P52"><text:span text:style-name="T42"><text:tab/><text:tab/>if</text:span>(PID_potomek == <text:span text:style-name="T48">0</text:span>)</text:p>
      <text:p text:style-name="P52"><text:tab/><text:tab/>{</text:p>
      <text:p text:style-name="P52"><text:tab/><text:tab/><text:tab/>pisz_do_kolejki();</text:p>
      <text:p text:style-name="P52"><text:tab/><text:tab/><text:tab/>exit(<text:span text:style-name="T48">0</text:span>);</text:p>
      <text:p text:style-name="P52"><text:tab/><text:tab/>}</text:p>
      <text:p text:style-name="P77"><text:tab/><text:tab/>else</text:p>
      <text:p text:style-name="P52"><text:tab/><text:tab/>{</text:p>
      <text:p text:style-name="P52"><text:tab/><text:tab/><text:tab/>czytaj_kolejke();</text:p>
      <text:p text:style-name="P52"><text:tab/><text:tab/><text:tab/>kill(PID_potomek,SIGKILL);</text:p>
      <text:p text:style-name="P52"><text:tab/><text:tab/>}</text:p>
      <text:p text:style-name="P52"><text:tab/>}</text:p>
      <text:p text:style-name="P52"><text:span text:style-name="T42"><text:tab/>return</text:span> <text:span text:style-name="T48">0</text:span>;</text:p>
      <text:p text:style-name="P52">}</text:p>
      <text:p text:style-name="P93"/>
      <text:p text:style-name="P67"><text:span text:style-name="T65">Wywołanie:</text:span></text:p>
      <text:p text:style-name="P47"><text:span text:style-name="T54">83613@st11-lab312:~/$ cd PW</text:span></text:p>
      <text:p text:style-name="P67"><text:span text:style-name="T57">83613@st11-lab312:~/</text:span><text:span text:style-name="T58">PW </text:span><text:span text:style-name="T57">$ </text:span><text:span text:style-name="T58">gcc zad</text:span><text:span text:style-name="T61">5a</text:span><text:span text:style-name="T58">.c -Wall -o zad</text:span><text:span text:style-name="T61">5a</text:span></text:p>
      <text:p text:style-name="P67"><text:span text:style-name="T57">83613@st11-lab312:~/</text:span><text:span text:style-name="T58">PW </text:span><text:span text:style-name="T57">$ </text:span><text:span text:style-name="T58">gcc zad</text:span><text:span text:style-name="T61">5b</text:span><text:span text:style-name="T58">.c -Wall -o zad</text:span><text:span text:style-name="T61">5b</text:span></text:p>
      <text:p text:style-name="P67"><text:span text:style-name="T57">83613@st11-lab312:~/</text:span><text:span text:style-name="T58">PW </text:span><text:span text:style-name="T57">$ ./</text:span><text:span text:style-name="T58">zad</text:span><text:span text:style-name="T60">4</text:span><text:span text:style-name="T58">write &amp;</text:span></text:p>
      <text:p text:style-name="P56"><text:span text:style-name="T60"/></text:p>
      <text:p text:style-name="P62"><text:span text:style-name="T40">Pierwsza konsola:</text:span></text:p>
      <text:p text:style-name="P47"><text:span text:style-name="T54">83613@st11-lab312:~/$ cd PW</text:span></text:p>
      <text:p text:style-name="P67"><text:span text:style-name="T58">83613@st11-lab312:~/PW $ ./zad5a </text:span></text:p>
      <text:p text:style-name="P85"><text:span text:style-name="T22">[KLIENT 1] Stworzono kolejke FIFO1.</text:span></text:p>
      <text:p text:style-name="P85"><text:span text:style-name="T22">[KLIENT 1] Stworzono kolejke FIFO2.</text:span></text:p>
      <text:p text:style-name="P85"><text:span text:style-name="T22">[KLIENT 1] Pomyslnie otwarto kolejke FIFO1 do pisania!</text:span></text:p>
      <text:p text:style-name="P85"><text:span text:style-name="T22">[KLIENT 1] Pomyslnie otwarto kolejke FIFO2 do czytania!</text:span></text:p>
      <text:p text:style-name="P85"><text:span text:style-name="T22"/></text:p>
      <text:p text:style-name="P85"><text:soft-page-break/><text:span text:style-name="T22">Witaj kolego!</text:span></text:p>
      <text:p text:style-name="P85"><text:span text:style-name="T22">[KLIENT 2]: Czesc kolego!</text:span></text:p>
      <text:p text:style-name="P85"><text:span text:style-name="T22">Co tam?</text:span></text:p>
      <text:p text:style-name="P85"><text:span text:style-name="T22">[KLIENT 2]: a wszystko ok!</text:span></text:p>
      <text:p text:style-name="P85"><text:span text:style-name="T22">Musze juz isc! Czesc!</text:span></text:p>
      <text:p text:style-name="P85"><text:span text:style-name="T22">[KLIENT 2]: Ok! Do zobaczenia!</text:span></text:p>
      <text:p text:style-name="P88"><text:span text:style-name="T4">83613@st11-lab312</text:span><text:span text:style-name="T4">:~/</text:span><text:span text:style-name="T5">PW </text:span><text:span text:style-name="T4">$ </text:span></text:p>
      <text:p text:style-name="P88"><text:span text:style-name="T4"/></text:p>
      <text:p text:style-name="P90"><text:span text:style-name="T7">D</text:span><text:span text:style-name="T6">ruga konsola:</text:span></text:p>
      <text:p text:style-name="P86"><text:span text:style-name="T6">[KLIENT 2] Kolejki juz istnieja - stworzone przez [KLIENT 1].</text:span></text:p>
      <text:p text:style-name="P86"><text:span text:style-name="T6">[KLIENT 2] Pomyslnie otwarto kolejke FIFO1 do czytania!</text:span></text:p>
      <text:p text:style-name="P86"><text:span text:style-name="T6">[KLIENT 2] Pomyslnie otwarto kolejke FIFO2 do pisania!</text:span></text:p>
      <text:p text:style-name="P86"><text:span text:style-name="T6">[KLIENT 1]: Witaj kolego!</text:span></text:p>
      <text:p text:style-name="P86"><text:span text:style-name="T6">Czesc kolego!</text:span></text:p>
      <text:p text:style-name="P86"><text:span text:style-name="T6">[KLIENT 1]: Co tam?</text:span></text:p>
      <text:p text:style-name="P86"><text:span text:style-name="T6">a wszystko ok!</text:span></text:p>
      <text:p text:style-name="P86"><text:span text:style-name="T6">[KLIENT 1]: Musze juz isc! Czesc!</text:span></text:p>
      <text:p text:style-name="P86"><text:span text:style-name="T6">Ok! Do zobaczenia!</text:span></text:p>
      <text:p text:style-name="P86"><text:span text:style-name="T6">[KLIENT 1] odlaczyl sie od komunikacji!</text:span></text:p>
      <text:p text:style-name="P86"><text:span text:style-name="T6"/></text:p>
      <text:p text:style-name="P86"><text:span text:style-name="T6"/></text:p>
      <text:p text:style-name="P91"><text:span text:style-name="T8">Wnioski.</text:span></text:p>
      <text:p text:style-name="P91"><text:span text:style-name="T8"/></text:p>
      <text:p text:style-name="P92"><text:span text:style-name="T8">Na laboratorium mogłem zapoznać się z działaniem łącz nazwanych – FIFO. Służą one do komunikacji pomiędzy procesami, które nie muszą być ze sobą spokrewnione. Na początku napisałem proste programy zawierające podstawowe mechanizmy i funkcje dla tychże kolejek. Następnie zbadałem wpływ flagi O_NDELAY w różnych konfiguracjach oraz zapisałem stosowne wnioski. Celem ulepszenia programów należało je zautomatyzować, czyli napisać funkcję tworzącą kolejki FIFO oraz usuwającą je, przez co nie musimy już wpisywać za każdym razem w konsoli odpowiedniej komendy. Na koniec należało napisać prosty komunikator, który skupiał w sobie wszystkie mechanizmy łącz nazwanych. Reasumując laboratorium umożliwiło mi zapoznanie się szczegółowo z działaniem kolejek FIFO oraz z ich obsługą. Laboratorium nie przysporzyło mi większych problemów. </text:span></text:p>
      <text:p text:style-name="P89"><text:span text:style-name="T2"/></text:p>
      <text:p text:style-name="P38"/>
      <text:p text:style-name="P52"/>
      <text:p text:style-name="P41"><text:span text:style-name="T22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Mono" svg:font-family="'Droid Sans Mono', 'Courier New', monospace, 'Droid Sans Fallback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orphans="0" fo:widows="0" fo:hyphenation-ladder-count="no-limit" style:vertical-align="baseline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/>
    </style:style>
    <style:style style:name="Normalny" style:family="paragraph">
      <style:paragraph-properties fo:margin-top="0cm" fo:margin-bottom="0.353cm" loext:contextual-spacing="false" fo:line-height="115%" fo:hyphenation-ladder-count="no-limit"/>
      <style:text-properties style:font-name-asian="Times New Roman" style:font-family-asian="'Times New Roman'" style:font-family-generic-asian="roman" style:font-pitch-asian="variable" style:language-asian="pl" style:country-asian="PL" fo:hyphenate="false"/>
    </style:style>
    <style:style style:name="Akapit_20_z_20_listą" style:display-name="Akapit z listą" style:family="paragraph" style:parent-style-name="Normalny">
      <style:paragraph-properties fo:margin-left="1.27cm" fo:margin-right="0cm" fo:margin-top="0cm" fo:margin-bottom="0cm" loext:contextual-spacing="false" fo:line-height="100%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/>
    </style:style>
    <style:style style:name="Bez_20_odstępów" style:display-name="Bez odstępów" style:family="paragraph">
      <style:paragraph-properties fo:margin-top="0cm" fo:margin-bottom="0cm" loext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language-asian="pl" style:country-asian="PL" fo:hyphenate="false"/>
    </style:style>
    <style:style style:name="Tekst_20_przypisu_20_dolnego" style:display-name="Tekst przypisu dolnego" style:family="paragraph" style:parent-style-name="Normalny">
      <style:paragraph-properties fo:margin-top="0cm" fo:margin-bottom="0cm" loext:contextual-spacing="false" fo:line-height="100%"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/>
    </style:style>
    <style:style style:name="Tekst_20_przypisu_20_dolnego_20_Znak" style:display-name="Tekst przypisu dolnego Znak" style:family="text" style:parent-style-name="Domyślna_20_czcionka_20_akapitu">
      <style:text-properties fo:font-size="10pt" style:font-name-asian="Times New Roman" style:font-family-asian="'Times New Roman'" style:font-family-generic-asian="roman" style:font-pitch-asian="variable" style:font-size-asian="10pt" style:language-asian="pl" style:country-asian="PL" style:font-size-complex="10pt"/>
    </style:style>
    <style:style style:name="Odwołanie_20_przypisu_20_dolnego" style:display-name="Odwołanie przypisu dolnego" style:family="text" style:parent-style-name="Domyślna_20_czcionka_20_akapitu">
      <style:text-properties style:text-position="super 64%"/>
    </style:style>
    <style:style style:name="WW_5f_CharLFO1LVL1" style:display-name="WW_CharLFO1LVL1" style:family="text">
      <style:text-properties fo:font-size="12pt" style:font-size-asian="12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Odwołanie_20_przypisu_20_dolnego" text:citation-body-style-name="Odwołanie_20_przypisu_20_dolnego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omasz Odzimek</meta:initial-creator>
    <meta:creation-date>2017-10-16T17:53:00Z</meta:creation-date>
    <dc:date>2017-11-06T22:28:51.663271524</dc:date>
    <meta:print-date>2016-11-05T21:24:00Z</meta:print-date>
    <meta:editing-cycles>32</meta:editing-cycles>
    <meta:editing-duration>PT2H4M18S</meta:editing-duration>
    <meta:document-statistic meta:table-count="1" meta:image-count="0" meta:object-count="0" meta:page-count="19" meta:paragraph-count="759" meta:word-count="2313" meta:character-count="18077" meta:non-whitespace-character-count="15068"/>
    <meta:template xlink:type="simple" xlink:actuate="onRequest" xlink:title="" xlink:href="../../Pobrane/Sprawozdanie%20(1).odt/Normal.dotm"/>
  </office:meta>
</office:document-meta>
</file>